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VBAProject/Sheet16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motorclass" svg:font-family="motorcla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1.956cm"/>
    </style:style>
    <style:style style:name="co4" style:family="table-column">
      <style:table-column-properties fo:break-before="auto" style:column-width="2.087cm"/>
    </style:style>
    <style:style style:name="co5" style:family="table-column">
      <style:table-column-properties fo:break-before="auto" style:column-width="0.716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2.348cm"/>
    </style:style>
    <style:style style:name="co8" style:family="table-column">
      <style:table-column-properties fo:break-before="auto" style:column-width="0.912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.782cm"/>
    </style:style>
    <style:style style:name="co11" style:family="table-column">
      <style:table-column-properties fo:break-before="auto" style:column-width="2.935cm"/>
    </style:style>
    <style:style style:name="co12" style:family="table-column">
      <style:table-column-properties fo:break-before="auto" style:column-width="0.476cm"/>
    </style:style>
    <style:style style:name="co13" style:family="table-column">
      <style:table-column-properties fo:break-before="auto" style:column-width="1.63cm"/>
    </style:style>
    <style:style style:name="co14" style:family="table-column">
      <style:table-column-properties fo:break-before="auto" style:column-width="1.933cm"/>
    </style:style>
    <style:style style:name="co15" style:family="table-column">
      <style:table-column-properties fo:break-before="auto" style:column-width="3.653cm"/>
    </style:style>
    <style:style style:name="co16" style:family="table-column">
      <style:table-column-properties fo:break-before="auto" style:column-width="4.893cm"/>
    </style:style>
    <style:style style:name="ro1" style:family="table-row">
      <style:table-row-properties style:row-height="0.238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487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8cm" fo:break-before="auto" style:use-optimal-row-height="false"/>
    </style:style>
    <style:style style:name="ta1" style:family="table" style:master-page-name="PageStyle_5f_Intro">
      <style:table-properties table:display="true" style:writing-mode="lr-tb"/>
    </style:style>
    <style:style style:name="ta2" style:family="table" style:master-page-name="PageStyle_5f_English">
      <style:table-properties table:display="true" style:writing-mode="lr-tb"/>
    </style:style>
    <style:style style:name="ta3" style:family="table" style:master-page-name="PageStyle_5f_Metric">
      <style:table-properties table:display="true" style:writing-mode="lr-tb"/>
    </style:style>
    <style:style style:name="ta4" style:family="table" style:master-page-name="PageStyle_5f_Best_20_Mass">
      <style:table-properties table:display="true" style:writing-mode="lr-tb"/>
    </style:style>
    <style:style style:name="ta5" style:family="table" style:master-page-name="PageStyle_5f_Class">
      <style:table-properties table:display="true" style:writing-mode="lr-tb"/>
    </style:style>
    <style:style style:name="ta6" style:family="table" style:master-page-name="PageStyle_5f_Revis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41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 fo:padding="0.071cm"/>
      <style:text-properties fo:color="#333399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fo:background-color="transparent" fo:padding="0.071cm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071cm" style:rotation-align="none"/>
      <style:text-properties fo:color="#333399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5" style:family="table-cell" style:parent-style-name="Default">
      <style:table-cell-properties fo:border-bottom="0.74pt solid #eff0f1" style:diagonal-bl-tr="none" style:diagonal-tl-br="none" fo:border-left="none" fo:padding="0.071cm" fo:border-right="none" style:rotation-align="none" fo:border-top="none"/>
    </style:style>
    <style:style style:name="ce256" style:family="table-cell" style:parent-style-name="Default">
      <style:table-cell-properties style:diagonal-bl-tr="none" style:diagonal-tl-br="none" fo:border="none" fo:padding="0.071cm" style:rotation-align="none"/>
    </style:style>
    <style:style style:name="ce18" style:family="table-cell" style:parent-style-name="Default">
      <style:table-cell-properties fo:background-color="transparent" fo:padding="0.071cm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1012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eff0f1"/>
    </style:style>
    <style:style style:name="ce268" style:family="table-cell" style:parent-style-name="Default">
      <style:table-cell-properties fo:border-bottom="none" style:diagonal-bl-tr="none" style:diagonal-tl-br="none" fo:border-left="none" fo:padding="0.071cm" fo:border-right="0.74pt solid #eff0f1" style:rotation-align="none" fo:border-top="0.74pt solid #eff0f1"/>
    </style:style>
    <style:style style:name="ce269" style:family="table-cell" style:parent-style-name="Default">
      <style:table-cell-properties fo:border-bottom="none" style:diagonal-bl-tr="none" style:diagonal-tl-br="none" fo:border-left="none" fo:padding="0.071cm" fo:border-right="0.74pt solid #eff0f1" style:rotation-align="none" fo:border-top="none"/>
    </style:style>
    <style:style style:name="ce270" style:family="table-cell" style:parent-style-name="Default">
      <style:table-cell-properties fo:border-bottom="0.74pt solid #eff0f1" style:diagonal-bl-tr="none" style:diagonal-tl-br="none" fo:border-left="none" fo:padding="0.071cm" fo:border-right="0.74pt solid #eff0f1" style:rotation-align="none" fo:border-top="none"/>
    </style:style>
    <style:style style:name="ce32" style:family="table-cell" style:parent-style-name="Default">
      <style:table-cell-properties fo:background-color="#ffffff" fo:padding="0.071cm"/>
    </style:style>
    <style:style style:name="ce33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fo:border-left="0.74pt solid #eff0f1" fo:padding="0.071cm" fo:border-right="none" style:rotation-align="none" fo:border-top="0.74pt solid #eff0f1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74pt solid #eff0f1" fo:padding="0.071cm" fo:border-right="none" style:rotation-align="none" fo:border-top="none"/>
    </style:style>
    <style:style style:name="ce38" style:family="table-cell" style:parent-style-name="Default">
      <style:table-cell-properties fo:border-bottom="0.74pt solid #eff0f1" fo:background-color="#ffffff" style:diagonal-bl-tr="none" style:diagonal-tl-br="none" fo:border-left="0.74pt solid #eff0f1" fo:padding="0.071cm" fo:border-right="none" style:rotation-align="none" fo:border-top="none"/>
    </style:style>
    <style:style style:name="ce3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</style:style>
    <style:style style:name="ce40" style:family="table-cell" style:parent-style-name="Default">
      <style:table-cell-properties fo:border-bottom="0.74pt solid #eff0f1" fo:background-color="#ffffff" style:diagonal-bl-tr="none" style:diagonal-tl-br="none" fo:border-left="none" fo:padding="0.071cm" fo:border-right="none" style:rotation-align="none" fo:border-top="none"/>
    </style:style>
    <style:style style:name="ce41" style:family="table-cell" style:parent-style-name="Default">
      <style:table-cell-properties fo:border-bottom="none" fo:background-color="#ffffff" style:diagonal-bl-tr="none" style:diagonal-tl-br="none" fo:border-left="0.74pt solid #eff0f1" fo:padding="0.071cm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diagonal-bl-tr="none" style:diagonal-tl-br="none" fo:border-left="0.74pt solid #eff0f1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cm" style:writing-mode="page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eff0f1" fo:background-color="#ffffff" style:cell-protect="none" style:print-content="true" style:diagonal-bl-tr="none" style:diagonal-tl-br="none" fo:border-left="0.74pt solid #eff0f1" fo:padding="0.071cm" fo:border-right="none" style:rotation-align="none" fo:border-top="0.74pt solid #eff0f1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eff0f1" fo:background-color="#ffffff" style:cell-protect="none" style:print-content="true" style:diagonal-bl-tr="none" style:diagonal-tl-br="none" fo:border-left="0.74pt solid #eff0f1" fo:padding="0.071cm" fo:border-right="0.74pt solid #eff0f1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 style:cell-protect="none" style:print-content="true" style:diagonal-bl-tr="none" style:diagonal-tl-br="none" fo:border="0.74pt solid #eff0f1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47">
      <style:table-cell-properties fo:background-color="#ffffff" style:cell-protect="none" style:print-content="true" style:diagonal-bl-tr="none" style:diagonal-tl-br="none" fo:border="0.74pt solid #eff0f1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4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cm" style:writing-mode="page"/>
    </style:style>
    <style:style style:name="ce58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 style:data-style-name="N147">
      <style:table-cell-properties fo:background-color="#ffffff" style:diagonal-bl-tr="none" style:diagonal-tl-br="none" fo:border="none" fo:padding="0.071cm" style:rotation-align="none"/>
    </style:style>
    <style:style style:name="ce60" style:family="table-cell" style:parent-style-name="Default" style:data-style-name="N1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148">
      <style:table-cell-properties fo:border-bottom="0.74pt solid #eff0f1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</style:style>
    <style:style style:name="ce63" style:family="table-cell" style:parent-style-name="Default" style:data-style-name="N148">
      <style:table-cell-properties fo:background-color="#ffffff" style:diagonal-bl-tr="none" style:diagonal-tl-br="none" fo:border="none" fo:padding="0.071cm" style:rotation-align="none"/>
    </style:style>
    <style:style style:name="ce64" style:family="table-cell" style:parent-style-name="Default" style:data-style-name="N1">
      <style:table-cell-properties fo:background-color="#ffffff" style:diagonal-bl-tr="none" style:diagonal-tl-br="none" fo:border="none" fo:padding="0.071cm" style:rotation-align="none"/>
    </style:style>
    <style:style style:name="ce65" style:family="table-cell" style:parent-style-name="Default" style:data-style-name="N1">
      <style:table-cell-properties fo:border-bottom="0.74pt solid #eff0f1" fo:background-color="#ffffff" style:diagonal-bl-tr="none" style:diagonal-tl-br="none" fo:border-left="none" fo:padding="0.071cm" fo:border-right="none" style:rotation-align="none" fo:border-top="none"/>
    </style:style>
    <style:style style:name="ce66" style:family="table-cell" style:parent-style-name="Default" style:data-style-name="N1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8" style:family="table-cell" style:parent-style-name="Default" style:data-style-name="N147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9" style:family="table-cell" style:parent-style-name="Default" style:data-style-name="N147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1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48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1">
      <style:table-cell-properties fo:border-bottom="0.74pt solid #eff0f1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eff0f1" fo:background-color="#ffffff" style:diagonal-bl-tr="none" style:diagonal-tl-br="none" fo:border-left="none" fo:padding="0.071cm" fo:border-right="none" style:rotation-align="none" fo:border-top="0.74pt solid #eff0f1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eff0f1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808080" fo:background-color="#ff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eff0f1" fo:background-color="#ffffff" style:diagonal-bl-tr="none" style:diagonal-tl-br="none" fo:border-left="none" fo:padding="0.071cm" fo:border-right="none" style:rotation-align="none" fo:border-top="0.74pt solid #eff0f1"/>
    </style:style>
    <style:style style:name="ce8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808080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4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808080" fo:background-color="#ffffff" style:diagonal-bl-tr="none" style:diagonal-tl-br="none" fo:border-left="none" fo:padding="0.071cm" fo:border-right="none" style:rotation-align="none" fo:border-top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808080" style:rotation-align="none" fo:border-top="0.74pt solid #808080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808080" style:rotation-align="none" fo:border-top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808080" fo:background-color="#ffffff" style:diagonal-bl-tr="none" style:diagonal-tl-br="none" fo:border-left="none" fo:padding="0.071cm" fo:border-right="0.74pt solid #808080" style:rotation-align="none" fo:border-top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eff0f1" fo:background-color="#ffffff" style:diagonal-bl-tr="none" style:diagonal-tl-br="none" fo:border-left="none" fo:padding="0.071cm" fo:border-right="0.74pt solid #eff0f1" style:rotation-align="none" fo:border-top="0.74pt solid #eff0f1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eff0f1" style:rotation-align="none" fo:border-top="none"/>
    </style:style>
    <style:style style:name="ce95" style:family="table-cell" style:parent-style-name="Default">
      <style:table-cell-properties fo:border-bottom="0.74pt solid #eff0f1" fo:background-color="#ffffff" style:diagonal-bl-tr="none" style:diagonal-tl-br="none" fo:border-left="none" fo:padding="0.071cm" fo:border-right="0.74pt solid #eff0f1" style:rotation-align="none" fo:border-top="none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eff0f1" style:rotation-align="none" fo:border-top="0.74pt solid #eff0f1"/>
    </style:style>
    <style:style style:name="ce9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9" style:family="table-cell" style:parent-style-name="Default">
      <style:table-cell-properties fo:background-color="#ffffff" fo:padding="0.071cm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110">
      <style:table-cell-properties style:cell-protect="none" style:print-content="true" style:diagonal-bl-tr="none" style:diagonal-tl-br="none" fo:background-color="transparent" fo:border="0.74pt solid #c0c0c0" fo:padding="0.071cm" style:rotation-align="non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Excel_5f_BuiltIn_5f_Comma" style:data-style-name="N1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04" style:family="table-cell" style:parent-style-name="Excel_5f_BuiltIn_5f_Comma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Excel_5f_BuiltIn_5f_Comma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Excel_5f_BuiltIn_5f_Comma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0000ff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 style:data-style-name="N110">
      <style:table-cell-properties style:diagonal-bl-tr="none" style:diagonal-tl-br="none" fo:border="none" fo:padding="0.071cm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52">
      <style:table-cell-properties style:diagonal-bl-tr="none" style:diagonal-tl-br="none" fo:border="none" fo:padding="0.071cm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2.49pt solid #000000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71cm" fo:border-right="0.74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2.49pt double-thin #eff0f1" style:border-line-width-bottom="0.018cm 0.053cm 0.018cm" fo:background-color="#ffffff" style:diagonal-bl-tr="none" style:diagonal-tl-br="none" style:text-align-source="fix" style:repeat-content="false" fo:wrap-option="no-wrap" fo:border-left="2.49pt solid #000000" style:direction="ltr" fo:padding="0.071cm" fo:border-right="0.74pt solid #eff0f1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71cm" fo:border-right="0.74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6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2.49pt solid #000000" style:direction="ltr" fo:padding="0.071cm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367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71cm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36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eff0f1" style:direction="ltr" fo:padding="0.071cm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2.49pt double-thin #eff0f1" style:border-line-width-bottom="0.018cm 0.053cm 0.018cm" fo:background-color="#ffffff" style:diagonal-bl-tr="none" style:diagonal-tl-br="none" style:text-align-source="fix" style:repeat-content="false" fo:wrap-option="no-wrap" fo:border-left="0.74pt solid #eff0f1" style:direction="ltr" fo:padding="0.071cm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5" style:family="table-cell" style:parent-style-name="Default" style:data-style-name="N1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6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2.49pt double-thin #eff0f1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2.49pt double-thin #eff0f1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eff0f1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71cm" fo:border-right="1.76pt solid #eff0f1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71cm" fo:border-right="1.76pt solid #eff0f1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0" style:family="table-cell" style:parent-style-name="Default">
      <style:table-cell-properties fo:border-bottom="none" fo:background-color="#ffffff" style:diagonal-bl-tr="none" style:diagonal-tl-br="none" fo:border-left="none" fo:padding="0.071cm" fo:border-right="2.49pt solid #000000" style:rotation-align="none" fo:border-top="non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order-bottom="none" fo:background-color="#ffffff" style:diagonal-bl-tr="none" style:diagonal-tl-br="none" fo:border-left="none" fo:padding="0.071cm" fo:border-right="2.49pt solid #000000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fo:border-bottom="2.49pt solid #000000" fo:background-color="#ffffff" style:diagonal-bl-tr="none" style:diagonal-tl-br="none" fo:border-left="none" fo:padding="0.071cm" fo:border-right="2.49pt solid #000000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74pt solid #eff0f1" fo:padding="0.071cm" fo:border-right="none" style:rotation-align="none" fo:border-top="0.74pt solid #eff0f1"/>
    </style:style>
    <style:style style:name="ce395" style:family="table-cell" style:parent-style-name="Default">
      <style:table-cell-properties fo:border-bottom="none" style:diagonal-bl-tr="none" style:diagonal-tl-br="none" fo:border-left="0.74pt solid #eff0f1" fo:padding="0.071cm" fo:border-right="none" style:rotation-align="none" fo:border-top="none"/>
    </style:style>
    <style:style style:name="ce39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2">
      <style:table-cell-properties fo:border-bottom="0.74pt solid #eff0f1" style:diagonal-bl-tr="none" style:diagonal-tl-br="none" fo:border-left="0.74pt solid #eff0f1" fo:padding="0.071cm" fo:border-right="none" style:rotation-align="none" fo:border-top="0.74pt solid #eff0f1"/>
    </style:style>
    <style:style style:name="ce398" style:family="table-cell" style:parent-style-name="Default">
      <style:table-cell-properties fo:border-bottom="0.74pt solid #eff0f1" style:diagonal-bl-tr="none" style:diagonal-tl-br="none" fo:border-left="0.74pt solid #eff0f1" fo:padding="0.071cm" fo:border-right="none" style:rotation-align="none" fo:border-top="0.74pt solid #eff0f1"/>
    </style:style>
    <style:style style:name="ce399" style:family="table-cell" style:parent-style-name="Default" style:data-style-name="N148">
      <style:table-cell-properties fo:border-bottom="none" style:diagonal-bl-tr="none" style:diagonal-tl-br="none" fo:border-left="0.74pt solid #eff0f1" fo:padding="0.071cm" fo:border-right="none" style:rotation-align="none" fo:border-top="0.74pt solid #eff0f1"/>
    </style:style>
    <style:style style:name="ce400" style:family="table-cell" style:parent-style-name="Default">
      <style:table-cell-properties fo:border-bottom="0.74pt solid #eff0f1" style:diagonal-bl-tr="none" style:diagonal-tl-br="none" fo:border-left="0.74pt solid #eff0f1" fo:padding="0.071cm" fo:border-right="none" style:rotation-align="none" fo:border-top="none"/>
    </style:style>
    <style:style style:name="ce40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 style:data-style-name="N10124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1012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1012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>
      <style:table-cell-properties fo:border-bottom="0.74pt solid #eff0f1" style:diagonal-bl-tr="none" style:diagonal-tl-br="none" fo:border-left="none" fo:padding="0.071cm" fo:border-right="none" style:rotation-align="none" fo:border-top="0.74pt solid #eff0f1"/>
    </style:style>
    <style:style style:name="ce41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eff0f1"/>
    </style:style>
    <style:style style:name="ce416" style:family="table-cell" style:parent-style-name="Default">
      <style:table-cell-properties fo:border-bottom="0.74pt solid #eff0f1" style:diagonal-bl-tr="none" style:diagonal-tl-br="none" fo:background-color="transparent" fo:border-left="none" fo:padding="0.071cm" fo:border-right="none" style:rotation-align="none" fo:border-top="none"/>
    </style:style>
    <style:style style:name="ce417" style:family="table-cell" style:parent-style-name="Default">
      <style:table-cell-properties fo:border-bottom="0.74pt solid #eff0f1" style:diagonal-bl-tr="none" style:diagonal-tl-br="none" fo:border-left="none" fo:padding="0.071cm" fo:border-right="0.74pt solid #eff0f1" style:rotation-align="none" fo:border-top="0.74pt solid #eff0f1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 style:protect="siz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672cm" fo:min-width="3.0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3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326cm" fo:min-width="3.0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4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713cm" fo:min-width="2.02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5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2.448cm" fo:min-width="3.11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6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116cm" fo:min-width="3.0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7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137cm" fo:min-width="3.0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8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946cm" fo:min-width="3.0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9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412cm" fo:min-width="3.0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0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672cm" fo:min-width="3.0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326cm" fo:min-width="3.09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2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86cm" fo:min-width="1.69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3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2.363cm" fo:min-width="3.09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4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116cm" fo:min-width="3.09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5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137cm" fo:min-width="3.06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6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137cm" fo:min-width="3.0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7" style:family="graphic">
      <style:graphic-properties draw:textarea-vertical-align="middle"/>
    </style:style>
    <style:style style:name="gr18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19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745cm" fo:min-width="2.80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20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476cm" fo:min-width="5.58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style:use-window-font-color="true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 fo:color="#0000ff"/>
    </style:style>
    <style:style style:name="T6" style:family="text">
      <style:text-properties fo:color="#ff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 style:use-window-font-color="true"/>
    </style:style>
    <style:style style:name="T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 fo:color="#ff0000"/>
    </style:style>
    <style:style style:name="T9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0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11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normal" style:font-style-asian="normal" style:font-style-complex="normal"/>
    </style:style>
    <style:style style:name="T1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  <style:style style:name="T14" style:family="text">
      <style:text-properties fo:color="#9933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color="#993300" fo:font-weight="bold" style:font-weight-asian="bold" style:font-weight-complex="bold"/>
    </style:style>
    <style:style style:name="T16" style:family="text">
      <style:text-properties fo:color="#80008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7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18" style:family="text">
      <style:text-properties style:use-window-font-color="true" style:font-name="Arial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weight-asian="normal" style:font-weight-complex="normal" style:font-style-asian="italic" style:font-style-complex="italic" fo:font-size="8pt" style:font-size-asian="8pt" style:font-size-complex="8pt"/>
    </style:style>
    <style:style style:name="T19" style:family="text">
      <style:text-properties style:use-window-font-color="true" style:font-name="Arial" fo:font-weight="normal" style:text-underline-style="none" style:text-underline-color="font-color" style:text-line-through-type="none" style:text-outline="false" fo:text-shadow="none" style:text-position="0% 100%" style:font-name-complex="Arial" style:font-weight-asian="normal" style:font-weight-complex="normal" fo:font-size="10pt" fo:font-style="normal" style:font-size-asian="10pt" style:font-size-complex="10pt" style:font-style-asian="normal" style:font-style-complex="normal"/>
    </style:style>
    <style:style style:name="T20" style:family="text">
      <style:text-properties style:use-window-font-color="true" style:font-name="Arial" fo:font-weight="normal" style:text-underline-style="none" style:text-underline-color="font-color" style:text-line-through-type="none" style:text-outline="false" fo:text-shadow="none" style:text-position="0% 100%" style:font-name-complex="Arial" style:font-weight-asian="normal" style:font-weight-complex="normal" fo:font-size="10pt" style:font-size-asian="10pt" style:font-size-complex="10pt" fo:font-style="italic" style:font-style-asian="italic" style:font-style-complex="italic"/>
    </style:style>
    <style:style style:name="T21" style:family="text">
      <style:text-properties style:use-window-font-color="true" style:font-name="Arial" fo:font-weight="normal" style:text-underline-style="none" style:text-underline-color="font-color" style:text-line-through-type="none" style:text-outline="false" fo:text-shadow="none" style:text-position="0% 100%" style:font-name-complex="Arial" style:font-weight-asian="normal" style:font-weight-complex="normal" fo:font-size="10pt" style:font-size-asian="10pt" style:font-size-complex="10pt" fo:font-style="normal" style:font-style-asian="normal" style:font-style-complex="normal"/>
    </style:style>
    <style:style style:name="T22" style:family="text">
      <style:text-properties style:use-window-font-color="true" style:font-name="Arial" fo:font-weight="normal" style:text-underline-style="none" style:text-underline-color="font-color" style:text-line-through-type="none" style:text-outline="false" fo:text-shadow="none" style:text-position="0% 100%" style:font-name-complex="Arial" style:font-weight-asian="normal" style:font-weight-complex="normal" fo:font-style="italic" style:font-style-asian="italic" style:font-style-complex="italic" fo:font-size="8pt" style:font-size-asian="8pt" style:font-size-complex="8pt"/>
    </style:style>
    <style:style style:name="T23" style:family="text">
      <style:text-properties fo:color="#003366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4" style:family="text">
      <style:text-properties fo:color="#ff0000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25" style:family="text">
      <style:text-properties style:font-name="Arial" fo:font-size="10pt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style-asian="italic" style:font-style-complex="italic" fo:color="#0000ff" fo:font-weight="bold" style:font-weight-asian="bold" style:font-weight-complex="bold"/>
    </style:style>
    <style:style style:name="T26" style:family="text">
      <style:text-properties style:font-name="Arial" fo:font-size="10pt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style-asian="italic" style:font-style-complex="italic" fo:color="#ff0000" fo:font-weight="normal" style:font-weight-asian="normal" style:font-weight-complex="normal"/>
    </style:style>
    <style:style style:name="T27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8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0pt" style:font-size-asian="10pt" style:font-size-complex="10pt"/>
    </style:style>
    <style:style style:name="T29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30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0pt" style:font-size-asian="10pt" style:font-size-complex="10pt"/>
    </style:style>
    <style:style style:name="T3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8pt" style:font-size-asian="8pt" style:font-size-complex="8pt"/>
    </style:style>
    <style:style style:name="T3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3" style:family="text">
      <style:text-properties style:use-window-font-color="true" style:font-name="Arial" fo:font-size="12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34" style:family="text">
      <style:text-properties style:use-window-font-color="true" style:font-name="Arial" fo:font-size="12pt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 table:structure-protected="true" table:protection-key="BHuanMOZgYAYWbOqgbbbIq6Tl1g=" table:protection-key-digest-algorithm="http://docs.oasis-open.org/office/ns/table/legacy-hash-excel" loext:protection-key-digest-algorithm-2="http://www.w3.org/2000/09/xmldsig#sha1">
      <table:calculation-settings table:case-sensitive="false" table:automatic-find-labels="false" table:use-regular-expressions="false" table:use-wildcards="true"/>
      <table:table table:name="Intro" table:style-name="ta1" table:protected="true" table:protection-key="BHuanMOZgYAYWbOqgbbbIq6Tl1g=" table:protection-key-digest-algorithm="http://docs.oasis-open.org/office/ns/table/legacy-hash-excel" loext:protection-key-digest-algorithm-2="http://www.w3.org/2000/09/xmldsig#sha1" table:print-ranges="Intro.A1:Intro.J66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41"/>
        <table:table-column table:style-name="co2" table:number-columns-repeated="4" table:default-cell-style-name="Default"/>
        <table:table-column table:style-name="co3" table:default-cell-style-name="ce241"/>
        <table:table-column table:style-name="co4" table:default-cell-style-name="ce241"/>
        <table:table-column table:style-name="co2" table:number-columns-repeated="57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EzAlt.xls</text:p>
          </table:table-cell>
          <table:table-cell table:number-columns-repeated="62"/>
        </table:table-row>
        <table:table-row table:style-name="ro3">
          <table:table-cell/>
          <table:table-cell table:style-name="ce4" office:value-type="string" calcext:value-type="string">
            <text:p><text:s/>FLIGHT <text:s/>PERFORMANCE <text:s/>ESTIMATOR <text:s/>FOR <text:s/>HOBBY <text:s/>ROCKETS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5"/>
          <table:table-cell table:style-name="ce19" office:value-type="string" calcext:value-type="string">
            <text:p>Written by:</text:p>
          </table:table-cell>
          <table:table-cell table:style-name="ce23" office:value-type="string" calcext:value-type="string">
            <text:p>Richard A.Nakka*</text:p>
          </table:table-cell>
          <table:table-cell table:style-name="ce23"/>
          <table:table-cell table:style-name="ce267"/>
          <table:table-cell table:style-name="ce268"/>
          <table:table-cell table:number-columns-repeated="54"/>
        </table:table-row>
        <table:table-row table:style-name="ro4">
          <table:table-cell table:number-columns-repeated="5"/>
          <table:table-cell table:style-name="ce20" office:value-type="string" calcext:value-type="string">
            <text:p>Version:</text:p>
          </table:table-cell>
          <table:table-cell table:style-name="ce24" office:value-type="float" office:value="1.3" calcext:value-type="float">
            <text:p>1,3</text:p>
          </table:table-cell>
          <table:table-cell table:style-name="ce27"/>
          <table:table-cell table:style-name="ce256"/>
          <table:table-cell table:style-name="ce269"/>
          <table:table-cell table:number-columns-repeated="54"/>
        </table:table-row>
        <table:table-row table:style-name="ro4">
          <table:table-cell table:number-columns-repeated="5"/>
          <table:table-cell table:style-name="ce20" office:value-type="string" calcext:value-type="string">
            <text:p>Date:</text:p>
          </table:table-cell>
          <table:table-cell table:style-name="ce25" office:value-type="string" calcext:value-type="string">
            <text:p>Oct. 2016 <text:s/>(originally released Dec. 2002)</text:p>
          </table:table-cell>
          <table:table-cell table:style-name="ce27"/>
          <table:table-cell table:style-name="ce256"/>
          <table:table-cell table:style-name="ce269"/>
          <table:table-cell table:number-columns-repeated="54"/>
        </table:table-row>
        <table:table-row table:style-name="ro4">
          <table:table-cell table:number-columns-repeated="5"/>
          <table:table-cell table:style-name="ce21" office:value-type="string" calcext:value-type="string" table:number-columns-spanned="3" table:number-rows-spanned="1">
            <text:p>For free distribution</text:p>
          </table:table-cell>
          <table:covered-table-cell table:number-columns-repeated="2" table:style-name="ce26"/>
          <table:table-cell table:style-name="ce255"/>
          <table:table-cell table:style-name="ce270"/>
          <table:table-cell table:number-columns-repeated="54"/>
        </table:table-row>
        <table:table-row table:style-name="ro4">
          <table:table-cell table:number-columns-repeated="5"/>
          <table:table-cell table:style-name="ce22" office:value-type="string" calcext:value-type="string">
            <text:p>*<text:span text:style-name="T23"> "Best Mass" worksheet written by Jorge Andres Serrano Ardila</text:span></text:p>
          </table:table-cell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41" office:value-type="string" calcext:value-type="string">
            <text:p>This spreadsheet estimates the <text:span text:style-name="T3">flight performance </text:span><text:span text:style-name="T4">of a hobby rocket, based on </text:span><text:span text:style-name="T5">user inputted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data describing the rocket, which consists of: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Motor average thrust or burn time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Motor total impulse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Propellant mass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Rocket empty mass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Rocket maximum diameter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Drag coefficient</text:p>
          </table:table-cell>
          <table:table-cell table:number-columns-repeated="62"/>
        </table:table-row>
        <table:table-row table:style-name="ro4">
          <table:table-cell/>
          <table:table-cell table:style-name="ce5"/>
          <table:table-cell table:number-columns-repeated="62"/>
        </table:table-row>
        <table:table-row table:style-name="ro4">
          <table:table-cell/>
          <table:table-cell table:style-name="ce6" office:value-type="string" calcext:value-type="string">
            <text:p>The spreadsheet  predicts: <text:span text:style-name="T3">peak altitude, maximum velocity, acceleration, burnout altitude</text:span><text:span text:style-name="T6">, </text:span><text:span text:style-name="T7">and</text:span><text:span text:style-name="T8"> </text:span></text:p>
          </table:table-cell>
          <table:table-cell table:number-columns-repeated="62"/>
        </table:table-row>
        <table:table-row table:style-name="ro4">
          <table:table-cell/>
          <table:table-cell table:style-name="ce7" office:value-type="string" calcext:value-type="string">
            <text:p>time duration from liftoff to peak altitude<text:span text:style-name="T9">.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is spreadsheet is meant to be very simple to use, with instant answers outputted on the same page.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It is intended primarily for preliminary design work of a hobby rocket, when a quick and reasonably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accurate estimate of the flight performance is needed.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As such, this spreadsheet is ideally suited to studying "what if" scenarios (<text:span text:style-name="T10">what if</text:span><text:span text:style-name="T11"> drag is reduced,</text:span></text:p>
          </table:table-cell>
          <table:table-cell table:number-columns-repeated="62"/>
        </table:table-row>
        <table:table-row table:style-name="ro4">
          <table:table-cell/>
          <table:table-cell table:style-name="ce9" office:value-type="string" calcext:value-type="string">
            <text:p>what if <text:span text:style-name="T12">mass is reduced, </text:span><text:span text:style-name="T13">what if</text:span><text:span text:style-name="T11"> motor output or size is increased, etc.)</text:span>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8" office:value-type="string" calcext:value-type="string">
            <text:p>For versatility, the analysis is performed using either <text:span text:style-name="T14">English</text:span><text:span text:style-name="T4"> or </text:span><text:span text:style-name="T15">Metric</text:span><text:span text:style-name="T4"> units of measure.</text:span></text:p>
          </table:table-cell>
          <table:table-cell table:number-columns-repeated="62"/>
        </table:table-row>
        <table:table-row table:style-name="ro4">
          <table:table-cell/>
          <table:table-cell table:style-name="ce8"/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The "<text:span text:style-name="T16">Best Mass</text:span><text:span text:style-name="T4">" worksheet automatically determines the rocket mass that will result in the greatest</text:span>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altitude (available in metric only).</text:p>
          </table:table-cell>
          <table:table-cell table:number-columns-repeated="62"/>
        </table:table-row>
        <table:table-row table:style-name="ro4">
          <table:table-cell/>
          <table:table-cell table:style-name="ce8"/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Note that this software is intended for predicting the flight performance of "typical" hobby rockets,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(see below) and as such, the results may not be valid for non-typical configurations. Also, the validity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encompasses rockets that operate only within the <text:span text:style-name="T3">subsonic flight regime</text:span><text:span text:style-name="T4">. If the predicted maximum</text:span></text:p>
          </table:table-cell>
          <table:table-cell table:number-columns-repeated="62"/>
        </table:table-row>
        <table:table-row table:style-name="ro4">
          <table:table-cell/>
          <table:table-cell table:style-name="ce6" office:value-type="string" calcext:value-type="string">
            <text:p>velocity is greater than the speed of sound at sea level, a warning message is given.</text:p>
          </table:table-cell>
          <table:table-cell table:number-columns-repeated="62"/>
        </table:table-row>
        <table:table-row table:style-name="ro4">
          <table:table-cell/>
          <table:table-cell table:style-name="ce10"/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e methodology utilized by this spreadsheet is novel in its approach to the solution of a rocket's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flight performance. The performance is calculated using <text:span text:style-name="T10">energy conservation</text:span><text:span text:style-name="T11"> methods, for the 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condition of zero aerodynamic drag losses. This provides the "<text:span text:style-name="T12">ideal" values for altitude, velocity, etc. in 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e absence of aerodynamic drag. A <text:span text:style-name="T10">Drag Influence Number</text:span><text:span text:style-name="T11"> is then used to correlate the ideal values to </text:span></text:p>
          </table:table-cell>
          <table:table-cell table:number-columns-repeated="62"/>
        </table:table-row>
        <table:table-row table:style-name="ro4">
          <table:table-cell/>
          <table:table-cell table:style-name="ce10" office:value-type="string" calcext:value-type="string">
            <text:p>actual<text:span text:style-name="T12"> (predicted) values based on </text:span><text:span text:style-name="T13">drag reduction factors</text:span><text:span text:style-name="T11"> which take into account aerodynamic drag, 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and are applied to the ideal values. The <text:span text:style-name="T9">Drag Influence Number (N)</text:span><text:span text:style-name="T17"> is defined as:</text:span></text:p>
          </table:table-cell>
          <table:table-cell table:number-columns-repeated="62"/>
        </table:table-row>
        <table:table-row table:style-name="ro4">
          <table:table-cell table:number-columns-repeated="2"/>
          <table:table-cell>
            <draw:frame draw:z-index="0" draw:name="Picture 1" draw:style-name="gr1" draw:text-style-name="P1" svg:width="2.883cm" svg:height="1.314cm" svg:x="1.644cm" svg:y="0.343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/>
          <table:table-cell table:style-name="ce241" office:value-type="string" calcext:value-type="string">
            <text:p>where <text:span text:style-name="T10">C</text:span><text:span text:style-name="T18">d</text:span><text:span text:style-name="T19"> is the drag coefficient, </text:span><text:span text:style-name="T20">D </text:span><text:span text:style-name="T21">is the rocket diameter, </text:span><text:span text:style-name="T20">V</text:span><text:span text:style-name="T22">bo</text:span><text:span text:style-name="T19"> is the burnout velocity for the 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condition of zero drag, and <text:span text:style-name="T10">m</text:span><text:span text:style-name="T18">r</text:span><text:span text:style-name="T19"> is the rocket dead mass (1000 is used to reduce the number to a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more convenient magnitude).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41" office:value-type="string" calcext:value-type="string">
            <text:p>The drag reduction factors, which are derived functions of the Drag Influence Number, are applied to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e ideal values of peak altitude, maximum velocity, time to peak altitude, and burnout altitude.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ese factors were derived through an investigative analysis which involved running a large number of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flight simulations using a conventional flight simulation software. The flight simulations were based on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"typical" hobby sized rockets, in particular: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1" office:value-type="string" calcext:value-type="string">
            <text:p>Motor range:</text:p>
          </table:table-cell>
          <table:table-cell table:style-name="ce11"/>
          <table:table-cell table:style-name="ce11" office:value-type="string" calcext:value-type="string">
            <text:p>A to K <text:s text:c="2"/>(1.3 to 2500 N-s.)</text:p>
          </table:table-cell>
          <table:table-cell table:style-name="ce11" table:number-columns-repeated="2"/>
          <table:table-cell table:number-columns-repeated="58"/>
        </table:table-row>
        <table:table-row table:style-name="ro4">
          <table:table-cell/>
          <table:table-cell table:style-name="ce11" office:value-type="string" calcext:value-type="string">
            <text:p>Rocket mass: </text:p>
          </table:table-cell>
          <table:table-cell table:style-name="ce11"/>
          <table:table-cell table:style-name="ce11" office:value-type="string" calcext:value-type="string">
            <text:p>0.040 to 8 kg. <text:s/>(0.10 to 18 lb.)</text:p>
          </table:table-cell>
          <table:table-cell table:style-name="ce11" table:number-columns-repeated="2"/>
          <table:table-cell table:number-columns-repeated="58"/>
        </table:table-row>
        <table:table-row table:style-name="ro4">
          <table:table-cell/>
          <table:table-cell table:style-name="ce11" office:value-type="string" calcext:value-type="string">
            <text:p>Rocket diameter:</text:p>
          </table:table-cell>
          <table:table-cell table:style-name="ce11"/>
          <table:table-cell table:style-name="ce11" office:value-type="string" calcext:value-type="string">
            <text:p>2 to 15 cm <text:s text:c="2"/>(0.75 to 6 inch)</text:p>
          </table:table-cell>
          <table:table-cell table:style-name="ce11" table:number-columns-repeated="2"/>
          <table:table-cell table:number-columns-repeated="58"/>
        </table:table-row>
        <table:table-row table:style-name="ro4">
          <table:table-cell/>
          <table:table-cell table:style-name="ce6" office:value-type="string" calcext:value-type="string">
            <text:p>For rocket configurations outside these ranges, the results may not be fully valid.</text:p>
          </table:table-cell>
          <table:table-cell table:style-name="ce11" table:number-columns-repeated="4"/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2" office:value-type="string" calcext:value-type="string">
            <text:p>For more complete details on the both the methodology and on the simulations that were run, visit:</text:p>
          </table:table-cell>
          <table:table-cell table:style-name="ce12" table:number-columns-repeated="5"/>
          <table:table-cell table:style-name="ce6"/>
          <table:table-cell table:number-columns-repeated="56"/>
        </table:table-row>
        <table:table-row table:style-name="ro4">
          <table:table-cell/>
          <table:table-cell table:style-name="ce13" office:value-type="string" calcext:value-type="string">
            <text:p>Richard Nakka's Experimental Rocketry Website</text:p>
          </table:table-cell>
          <table:table-cell table:style-name="ce6"/>
          <table:table-cell table:style-name="ce12" table:number-columns-repeated="4"/>
          <table:table-cell table:style-name="ce6"/>
          <table:table-cell table:number-columns-repeated="56"/>
        </table:table-row>
        <table:table-row table:style-name="ro4">
          <table:table-cell/>
          <table:table-cell table:style-name="ce14" office:value-type="string" calcext:value-type="string">
            <text:p>http://www.nakka-rocketry.net</text:p>
          </table:table-cell>
          <table:table-cell/>
          <table:table-cell table:style-name="ce18" table:number-columns-repeated="4"/>
          <table:table-cell table:number-columns-repeated="57"/>
        </table:table-row>
        <table:table-row table:style-name="ro4">
          <table:table-cell/>
          <table:table-cell table:style-name="ce15" office:value-type="string" calcext:value-type="string">
            <text:p>Simplified Method for Estimating the Flight Performance of a Hobby Rocket</text:p>
          </table:table-cell>
          <table:table-cell table:style-name="ce256" table:number-columns-repeated="10"/>
          <table:table-cell table:number-columns-repeated="52"/>
        </table:table-row>
        <table:table-row table:style-name="ro4">
          <table:table-cell/>
          <table:table-cell table:style-name="ce255" table:number-columns-repeated="9"/>
          <table:table-cell table:number-columns-repeated="54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Excel_BuiltIn_Print_Area" table:base-cell-address="$Intro.$A$1" table:cell-range-address="$Intro.$A$1:.$J$66" table:range-usable-as="print-range"/>
        </table:named-expressions>
      </table:table>
      <table:table table:name="English" table:style-name="ta2" table:protected="true" table:protection-key="BHuanMOZgYAYWbOqgbbbIq6Tl1g=" table:protection-key-digest-algorithm="http://docs.oasis-open.org/office/ns/table/legacy-hash-excel" loext:protection-key-digest-algorithm-2="http://www.w3.org/2000/09/xmldsig#sha1" table:print-ranges="English.A1:English.J36">
        <loext:table-protection loext:select-protected-cells="true" loext:select-unprotected-cells="true"/>
        <table:table-column table:style-name="co5" table:default-cell-style-name="ce241"/>
        <table:table-column table:style-name="co2" table:number-columns-repeated="2" table:default-cell-style-name="Default"/>
        <table:table-column table:style-name="co6" table:default-cell-style-name="ce241"/>
        <table:table-column table:style-name="co2" table:number-columns-repeated="60" table:default-cell-style-name="Default"/>
        <table:table-row table:style-name="ro3">
          <table:table-cell table:style-name="ce32"/>
          <table:table-cell table:style-name="ce4" office:value-type="string" calcext:value-type="string">
            <text:p><text:s/>FLIGHT <text:s/>PERFORMANCE <text:s/>ESTIMATOR <text:s/>FOR <text:s/>HOBBY <text:s/>ROCKETS</text:p>
          </table:table-cell>
          <table:table-cell table:style-name="ce32" table:number-columns-repeated="9"/>
          <table:table-cell table:number-columns-repeated="53"/>
        </table:table-row>
        <table:table-row table:style-name="ro4">
          <table:table-cell table:style-name="ce32"/>
          <table:table-cell table:style-name="ce34" office:value-type="string" calcext:value-type="string">
            <text:p>(valid for <text:span text:style-name="T10">subsonic</text:span><text:span text:style-name="T11"> rockets only)</text:span></text:p>
          </table:table-cell>
          <table:table-cell table:style-name="ce32" table:number-columns-repeated="5"/>
          <table:table-cell table:style-name="ce80" office:value-type="string" calcext:value-type="string">
            <text:p>EzAlt.xls</text:p>
          </table:table-cell>
          <table:table-cell table:style-name="ce84" office:value-type="string" calcext:value-type="string">
            <text:p>(MS Excel 97)</text:p>
          </table:table-cell>
          <table:table-cell table:style-name="ce90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7"/>
          <table:table-cell table:style-name="ce81" office:value-type="string" calcext:value-type="string">
            <text:p>Version:</text:p>
          </table:table-cell>
          <table:table-cell table:style-name="ce85" office:value-type="float" office:value="1.2" calcext:value-type="float">
            <text:p>1,2</text:p>
          </table:table-cell>
          <table:table-cell table:style-name="ce91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5" office:value-type="string" calcext:value-type="string">
            <text:p>Instructions:<text:span text:style-name="T24"> Enter data in </text:span><text:span text:style-name="T25">blue</text:span><text:span text:style-name="T26"> text (boxed cells).</text:span></text:p>
          </table:table-cell>
          <table:table-cell table:style-name="ce32" table:number-columns-repeated="5"/>
          <table:table-cell table:style-name="ce82" office:value-type="string" calcext:value-type="string">
            <text:p>Date:</text:p>
          </table:table-cell>
          <table:table-cell table:style-name="ce86" office:value-type="string" calcext:value-type="string">
            <text:p>Feb. 2007</text:p>
          </table:table-cell>
          <table:table-cell table:style-name="ce92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Title</text:p>
          </table:table-cell>
          <table:table-cell table:style-name="ce39"/>
          <table:table-cell table:style-name="ce53" office:value-type="string" calcext:value-type="string">
            <text:p>example rocket</text:p>
          </table:table-cell>
          <table:table-cell table:style-name="ce73" table:number-columns-repeated="3"/>
          <table:table-cell table:style-name="ce93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average thrust</text:p>
          </table:table-cell>
          <table:table-cell table:style-name="ce44" office:value-type="string" calcext:value-type="string">
            <text:p>F =</text:p>
          </table:table-cell>
          <table:table-cell table:style-name="ce54" office:value-type="float" office:value="190" calcext:value-type="float">
            <text:p>190</text:p>
          </table:table-cell>
          <table:table-cell table:style-name="ce33" office:value-type="string" calcext:value-type="string">
            <text:p>lb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total impulse</text:p>
          </table:table-cell>
          <table:table-cell table:style-name="ce44" office:value-type="string" calcext:value-type="string">
            <text:p>I<text:span text:style-name="T27">t</text:span><text:span text:style-name="T28"> =</text:span></text:p>
          </table:table-cell>
          <table:table-cell table:style-name="ce55" office:value-type="float" office:value="418" calcext:value-type="float">
            <text:p>418</text:p>
          </table:table-cell>
          <table:table-cell table:style-name="ce33" office:value-type="string" calcext:value-type="string">
            <text:p>lb-sec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propellant weight</text:p>
          </table:table-cell>
          <table:table-cell table:style-name="ce44" office:value-type="string" calcext:value-type="string">
            <text:p>m<text:span text:style-name="T27">p</text:span><text:span text:style-name="T28"> =</text:span></text:p>
          </table:table-cell>
          <table:table-cell table:style-name="ce56" office:value-type="float" office:value="3.2" calcext:value-type="float">
            <text:p>3,200</text:p>
          </table:table-cell>
          <table:table-cell table:style-name="ce33" office:value-type="string" calcext:value-type="string">
            <text:p>lb.</text:p>
          </table:table-cell>
          <table:table-cell table:style-name="ce33"/>
          <table:table-cell table:style-name="ce87" office:value-type="string" calcext:value-type="string">
            <text:p>Input data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2" draw:text-style-name="P3" svg:width="3.547cm" svg:height="0.932cm" svg:x="7.308cm" svg:y="3.895cm" draw:caption-point-x="-0.187cm" draw:caption-point-y="0.39cm">
              <dc:date>2020-09-22T00:00:00</dc:date>
              <text:p text:style-name="P2"><text:span text:style-name="T1">Weight of rocket, less propellant.</text:span></text:p>
              <text:p text:style-name="P2"><text:span text:style-name="T2"/></text:p>
            </office:annotation>
            <text:p>Rocket dead weight</text:p>
          </table:table-cell>
          <table:table-cell table:style-name="ce44" office:value-type="string" calcext:value-type="string">
            <text:p>m<text:span text:style-name="T27">r</text:span><text:span text:style-name="T28"> =</text:span></text:p>
          </table:table-cell>
          <table:table-cell table:style-name="ce56" office:value-type="float" office:value="14" calcext:value-type="float">
            <text:p>14,000</text:p>
          </table:table-cell>
          <table:table-cell table:style-name="ce33" office:value-type="string" calcext:value-type="string">
            <text:p>lb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diameter (max)</text:p>
          </table:table-cell>
          <table:table-cell table:style-name="ce44" office:value-type="string" calcext:value-type="string">
            <text:p>D =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string" calcext:value-type="string">
            <text:p>inch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5" office:value-type="string" calcext:value-type="string">
            <office:annotation draw:style-name="gr3" draw:text-style-name="P3" svg:width="3.57cm" svg:height="1.586cm" svg:x="7.308cm" svg:y="4.827cm" draw:caption-point-x="-0.187cm" draw:caption-point-y="0.39cm">
              <dc:date>2020-09-22T00:00:00</dc:date>
              <text:p text:style-name="P2"><text:span text:style-name="T1">Typically 0.3 to 0.6</text:span></text:p>
              <text:p text:style-name="P2"><text:span text:style-name="T1">The lower the Cd, the less air resistance (drag) of the rocket.</text:span></text:p>
              <text:p text:style-name="P2"><text:span text:style-name="T2"/></text:p>
            </office:annotation>
            <text:p>Rocket drag coefficient</text:p>
          </table:table-cell>
          <table:table-cell table:style-name="ce45" office:value-type="string" calcext:value-type="string">
            <text:p>C<text:span text:style-name="T27">d</text:span><text:span text:style-name="T28"> =</text:span></text:p>
          </table:table-cell>
          <table:table-cell table:style-name="ce55" office:value-type="float" office:value="0.45" calcext:value-type="float">
            <text:p>0,45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Motor thrust time</text:p>
          </table:table-cell>
          <table:table-cell table:style-name="ce43" office:value-type="string" calcext:value-type="string">
            <text:p>t<text:span text:style-name="T12"> =</text:span></text:p>
          </table:table-cell>
          <table:table-cell table:style-name="ce57" table:formula="of:=ite/fe" office:value-type="float" office:value="2.2" calcext:value-type="float">
            <text:p>2,200</text:p>
          </table:table-cell>
          <table:table-cell table:style-name="ce39" office:value-type="string" calcext:value-type="string">
            <text:p>sec.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4" draw:text-style-name="P3" svg:width="2.527cm" svg:height="0.973cm" svg:x="7.575cm" svg:y="6.224cm" draw:caption-point-x="-0.454cm" draw:caption-point-y="0.39cm">
              <dc:date>2020-09-22T00:00:00</dc:date>
              <text:p text:style-name="P2"><text:span text:style-name="T1">See "Class" worksheet</text:span></text:p>
              <text:p text:style-name="P2"><text:span text:style-name="T2"/></text:p>
            </office:annotation>
            <text:p>Motor classification</text:p>
          </table:table-cell>
          <table:table-cell table:style-name="ce44"/>
          <table:table-cell table:style-name="ce58" table:formula="of:=VLOOKUP(ite*4.448;classtab;4;TRUE())" office:value-type="string" office:string-value="K" calcext:value-type="string">
            <text:p>K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avg. flight weight</text:p>
          </table:table-cell>
          <table:table-cell table:style-name="ce44" office:value-type="string" calcext:value-type="string">
            <text:p>m<text:span text:style-name="T27">ra</text:span><text:span text:style-name="T28"> =</text:span></text:p>
          </table:table-cell>
          <table:table-cell table:style-name="ce59" table:formula="of:=mre+mpe/2" office:value-type="float" office:value="15.6" calcext:value-type="float">
            <text:p>15,600</text:p>
          </table:table-cell>
          <table:table-cell table:style-name="ce33" office:value-type="string" calcext:value-type="string">
            <text:p>lb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table:number-columns-repeated="2"/>
          <table:table-cell table:style-name="ce59"/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3">
          <table:table-cell table:style-name="ce32" table:number-columns-repeated="2"/>
          <table:table-cell table:style-name="ce37"/>
          <table:table-cell table:style-name="ce46" office:value-type="string" calcext:value-type="string">
            <text:p>Acceleration <text:span text:style-name="T12">(average)</text:span></text:p>
          </table:table-cell>
          <table:table-cell table:style-name="ce46" office:value-type="string" calcext:value-type="string">
            <text:p>a =</text:p>
          </table:table-cell>
          <table:table-cell table:style-name="ce60" table:formula="of:=(fe/mrae-1)*32.18" office:value-type="float" office:value="359.755897435897" calcext:value-type="float">
            <text:p>360</text:p>
          </table:table-cell>
          <table:table-cell table:style-name="ce74" office:value-type="string" calcext:value-type="string">
            <text:p>feet/sec<text:span text:style-name="T32">2</text:span>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/>
          <table:table-cell table:style-name="ce51" office:value-type="string" calcext:value-type="string">
            <text:p>or   <text:span text:style-name="T9">a =</text:span></text:p>
          </table:table-cell>
          <table:table-cell table:style-name="ce61" table:formula="of:=ae/32.18" office:value-type="float" office:value="11.1794871794872" calcext:value-type="float">
            <text:p>11,2</text:p>
          </table:table-cell>
          <table:table-cell table:style-name="ce75" office:value-type="string" calcext:value-type="string">
            <text:p>g's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text:p>Peak altitude (zero drag)</text:p>
          </table:table-cell>
          <table:table-cell table:style-name="ce43" office:value-type="string" calcext:value-type="string">
            <text:p>z<text:span text:style-name="T27">2</text:span><text:span text:style-name="T28"> =</text:span></text:p>
          </table:table-cell>
          <table:table-cell table:style-name="ce62" table:formula="of:=fe*zed1e/mrae" office:value-type="float" office:value="10603.5744641683" calcext:value-type="float">
            <text:p>10604</text:p>
          </table:table-cell>
          <table:table-cell table:style-name="ce39" office:value-type="string" calcext:value-type="string">
            <text:p>feet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Time to peak altitude (zero drag)</text:p>
          </table:table-cell>
          <table:table-cell table:style-name="ce44" office:value-type="string" calcext:value-type="string">
            <text:p>t<text:span text:style-name="T27">2</text:span><text:span text:style-name="T28"> =</text:span></text:p>
          </table:table-cell>
          <table:table-cell table:style-name="ce63" table:formula="of:=te+SQRT(2*([.F21]-zed1e)/32.18)" office:value-type="float" office:value="26.7948717948718" calcext:value-type="float">
            <text:p>26,8</text:p>
          </table:table-cell>
          <table:table-cell table:style-name="ce33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Ideal<text:span text:style-name="T12"> (no drag</text:span>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Max velocity (zero drag)</text:p>
          </table:table-cell>
          <table:table-cell table:style-name="ce44" office:value-type="string" calcext:value-type="string">
            <text:p>v<text:span text:style-name="T27">1</text:span><text:span text:style-name="T28"> =</text:span></text:p>
          </table:table-cell>
          <table:table-cell table:style-name="ce64" table:formula="of:=SQRT(2*zed1e/mrae*(fe-mrae)*32.18)" office:value-type="float" office:value="791.462974358975" calcext:value-type="float">
            <text:p>791</text:p>
          </table:table-cell>
          <table:table-cell table:style-name="ce76" office:value-type="string" calcext:value-type="string">
            <text:p>feet/sec.</text:p>
          </table:table-cell>
          <table:table-cell table:style-name="ce33"/>
          <table:table-cell table:style-name="ce33" office:value-type="string" calcext:value-type="string">
            <text:p>resistance)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text:p>Burnout altitude (zero drag)</text:p>
          </table:table-cell>
          <table:table-cell table:style-name="ce45" office:value-type="string" calcext:value-type="string">
            <text:p>z<text:span text:style-name="T27">1</text:span><text:span text:style-name="T28"> =</text:span></text:p>
          </table:table-cell>
          <table:table-cell table:style-name="ce65" table:formula="of:=1/2*(fe*32.18/mrae-32.18)*te^2" office:value-type="float" office:value="870.609271794872" calcext:value-type="float">
            <text:p>871</text:p>
          </table:table-cell>
          <table:table-cell table:style-name="ce40" office:value-type="string" calcext:value-type="string">
            <text:p>feet <text:s/>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office:annotation draw:style-name="gr5" draw:text-style-name="P3" svg:width="3.615cm" svg:height="2.708cm" svg:x="7.308cm" svg:y="11.431cm" draw:caption-point-x="-0.187cm" draw:caption-point-y="0.39cm">
              <dc:date>2020-09-22T00:00:00</dc:date>
              <text:p text:style-name="P2"><text:span text:style-name="T2">This term is influenced by rocket diameter, drag coefficient, burnout velocity and dead mass. The higher the value, the greater the effect of drag.</text:span></text:p>
              <text:p text:style-name="P2"><text:span text:style-name="T2"/></text:p>
            </office:annotation>
            <text:p><text:s/>Drag Influence number</text:p>
          </table:table-cell>
          <table:table-cell table:style-name="ce43" office:value-type="string" calcext:value-type="string">
            <text:p>N =</text:p>
          </table:table-cell>
          <table:table-cell table:style-name="ce66" table:formula="of:=cde*diae^2*vmaxe^2/(mre/32.18)/24353" office:value-type="float" office:value="425.695674580235" calcext:value-type="float">
            <text:p>426</text:p>
          </table:table-cell>
          <table:table-cell table:style-name="ce77" table:formula="of:=IF(iterme&gt;900;&quot;Out of valid range!&quot;;&quot;(valid range between 0 and 900)&quot;)" office:value-type="string" office:string-value="(valid range between 0 and 900)" calcext:value-type="string">
            <text:p>(valid range between 0 and 900)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6" draw:text-style-name="P3" svg:width="3.57cm" svg:height="1.376cm" svg:x="7.308cm" svg:y="11.896cm" draw:caption-point-x="-0.187cm" draw:caption-point-y="0.39cm">
              <dc:date>2020-09-22T00:00:00</dc:date>
              <text:p text:style-name="P2"><text:span text:style-name="T1">Max altitude is reduced due to aerodynamic drag.</text:span></text:p>
              <text:p text:style-name="P2"><text:span text:style-name="T2"/></text:p>
            </office:annotation>
            <text:p>Peak altitude reduction factor</text:p>
          </table:table-cell>
          <table:table-cell table:style-name="ce44" office:value-type="string" calcext:value-type="string">
            <text:p>f<text:span text:style-name="T27">1</text:span><text:span text:style-name="T28"> =</text:span></text:p>
          </table:table-cell>
          <table:table-cell table:style-name="ce67" table:formula="of:=IF(1/(1.049909+0.001719*iterme^1.0042225)&gt;1;1;1/(1.049909+0.001719*iterme^1.0042225))" office:value-type="float" office:value="0.555362287538565" calcext:value-type="float">
            <text:p>0,555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7" draw:text-style-name="P3" svg:width="3.57cm" svg:height="1.397cm" svg:x="7.308cm" svg:y="12.362cm" draw:caption-point-x="-0.187cm" draw:caption-point-y="0.39cm">
              <dc:date>2020-09-22T00:00:00</dc:date>
              <text:p text:style-name="P2"><text:span text:style-name="T1">Time to peak is reduced due to aerodynamic drag.</text:span></text:p>
              <text:p text:style-name="P2"><text:span text:style-name="T2"/></text:p>
            </office:annotation>
            <text:p>Time to peak reduction factor</text:p>
          </table:table-cell>
          <table:table-cell table:style-name="ce44" office:value-type="string" calcext:value-type="string">
            <text:p>f<text:span text:style-name="T27">2</text:span><text:span text:style-name="T28"> =</text:span></text:p>
          </table:table-cell>
          <table:table-cell table:style-name="ce67" table:formula="of:=IF(1/(1.048224+0.001093*iterme^0.97255)&gt;1;1;1/(1.048224+0.001093*iterme^0.97255))" office:value-type="float" office:value="0.693349838165331" calcext:value-type="float">
            <text:p>0,693</text:p>
          </table:table-cell>
          <table:table-cell table:style-name="ce33"/>
          <table:table-cell table:style-name="ce32"/>
          <table:table-cell table:style-name="ce89" office:value-type="string" calcext:value-type="string">
            <text:p>Drag reduction factors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8" draw:text-style-name="P3" svg:width="3.547cm" svg:height="1.206cm" svg:x="7.308cm" svg:y="12.828cm" draw:caption-point-x="-0.187cm" draw:caption-point-y="0.39cm">
              <dc:date>2020-09-22T00:00:00</dc:date>
              <text:p text:style-name="P2"><text:span text:style-name="T1">Max velocity is reduced due to aerodynamic drag.</text:span></text:p>
              <text:p text:style-name="P2"><text:span text:style-name="T2"/></text:p>
            </office:annotation>
            <text:p>Max velocity reduction factor</text:p>
          </table:table-cell>
          <table:table-cell table:style-name="ce44" office:value-type="string" calcext:value-type="string">
            <text:p>f<text:span text:style-name="T27">3</text:span><text:span text:style-name="T28"> =</text:span></text:p>
          </table:table-cell>
          <table:table-cell table:style-name="ce67" table:formula="of:=IF((0.99769-0.000075691*iterme)&gt;1;1;(0.99769-0.000075691*iterme))" office:value-type="float" office:value="0.965468668695347" calcext:value-type="float">
            <text:p>0,965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office:annotation draw:style-name="gr9" draw:text-style-name="P3" svg:width="3.547cm" svg:height="1.672cm" svg:x="7.308cm" svg:y="13.293cm" draw:caption-point-x="-0.187cm" draw:caption-point-y="0.39cm">
              <dc:date>2020-09-22T00:00:00</dc:date>
              <text:p text:style-name="P2"><text:span text:style-name="T1">Motor burnout altitude is reduced due to aerodynamic drag.</text:span></text:p>
              <text:p text:style-name="P2"><text:span text:style-name="T2"/></text:p>
            </office:annotation>
            <text:p>Burnout altitude reduction factor</text:p>
          </table:table-cell>
          <table:table-cell table:style-name="ce45" office:value-type="string" calcext:value-type="string">
            <text:p>f<text:span text:style-name="T27">4</text:span><text:span text:style-name="T28"> =</text:span></text:p>
          </table:table-cell>
          <table:table-cell table:style-name="ce68" table:formula="of:=IF((0.99973-0.000043807*iterme)&gt;1;1;(0.99973-0.000043807*iterme))" office:value-type="float" office:value="0.981081549583664" calcext:value-type="float">
            <text:p>0,981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48" table:number-columns-repeated="2"/>
          <table:table-cell table:style-name="ce69"/>
          <table:table-cell table:style-name="ce32"/>
          <table:table-cell table:style-name="ce83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1"/>
          <table:table-cell table:style-name="ce49" office:value-type="string" calcext:value-type="string">
            <text:p>Peak altitude</text:p>
          </table:table-cell>
          <table:table-cell table:style-name="ce49" office:value-type="string" calcext:value-type="string">
            <text:p>Z<text:span text:style-name="T29"> peak</text:span><text:span text:style-name="T30"> =</text:span></text:p>
          </table:table-cell>
          <table:table-cell table:style-name="ce70" table:formula="of:=fact1e*[.F21]" office:value-type="float" office:value="5888.82537050603" calcext:value-type="float">
            <text:p>5889</text:p>
          </table:table-cell>
          <table:table-cell table:style-name="ce78" office:value-type="string" calcext:value-type="string">
            <text:p>feet</text:p>
          </table:table-cell>
          <table:table-cell table:style-name="ce32"/>
          <table:table-cell table:style-name="ce39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2"/>
          <table:table-cell table:style-name="ce46" office:value-type="string" calcext:value-type="string">
            <text:p>Time to peak altitude</text:p>
          </table:table-cell>
          <table:table-cell table:style-name="ce46" office:value-type="string" calcext:value-type="string">
            <text:p>t<text:span text:style-name="T29"> peak</text:span><text:span text:style-name="T30"> =</text:span></text:p>
          </table:table-cell>
          <table:table-cell table:style-name="ce71" table:formula="of:=fact2e*[.F22]" office:value-type="float" office:value="18.5782200226352" calcext:value-type="float">
            <text:p>18,6</text:p>
          </table:table-cell>
          <table:table-cell table:style-name="ce79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Predicted<text:span text:style-name="T12"> (with</text:span>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 office:value-type="string" calcext:value-type="string">
            <text:p>Max velocity</text:p>
          </table:table-cell>
          <table:table-cell table:style-name="ce46" office:value-type="string" calcext:value-type="string">
            <text:p>V<text:span text:style-name="T29"> max</text:span><text:span text:style-name="T30"> =</text:span></text:p>
          </table:table-cell>
          <table:table-cell table:style-name="ce60" table:formula="of:=fact3e*[.F23]" office:value-type="float" office:value="764.132704176019" calcext:value-type="float">
            <text:p>764</text:p>
          </table:table-cell>
          <table:table-cell table:style-name="ce79" office:value-type="string" calcext:value-type="string">
            <text:p>feet/sec.</text:p>
          </table:table-cell>
          <table:table-cell table:style-name="ce33"/>
          <table:table-cell table:style-name="ce33" office:value-type="string" calcext:value-type="string">
            <text:p>drag)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/>
          <table:table-cell table:style-name="ce52" office:value-type="string" calcext:value-type="string">
            <text:p>or<text:span text:style-name="T9">  V</text:span><text:span text:style-name="T31"> max</text:span><text:span text:style-name="T30"> =</text:span></text:p>
          </table:table-cell>
          <table:table-cell table:style-name="ce60" table:formula="of:=[.F34]*0.6818" office:value-type="float" office:value="520.98567770721" calcext:value-type="float">
            <text:p>521</text:p>
          </table:table-cell>
          <table:table-cell table:style-name="ce79" office:value-type="string" calcext:value-type="string">
            <text:p>MPH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 office:value-type="string" calcext:value-type="string">
            <text:p>Burnout altitude</text:p>
          </table:table-cell>
          <table:table-cell table:style-name="ce47" office:value-type="string" calcext:value-type="string">
            <text:p>Z<text:span text:style-name="T29"> bo</text:span><text:span text:style-name="T30"> =</text:span></text:p>
          </table:table-cell>
          <table:table-cell table:style-name="ce72" table:formula="of:=fact4e*zed1e" office:value-type="float" office:value="854.138693454418" calcext:value-type="float">
            <text:p>854</text:p>
          </table:table-cell>
          <table:table-cell table:style-name="ce75" office:value-type="string" calcext:value-type="string">
            <text:p>feet 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50" table:formula="of:=IF([.F23]&gt;1086;&quot;Warning: Rocket is supersonic, results may be invalid&quot;;&quot;&quot;)">
            <text:p/>
          </table:table-cell>
          <table:table-cell table:style-name="ce46"/>
          <table:table-cell table:style-name="ce32" table:number-columns-repeated="6"/>
          <table:table-cell table:number-columns-repeated="53"/>
        </table:table-row>
        <table:table-row table:style-name="ro4" table:number-rows-repeated="2">
          <table:table-cell table:style-name="ce33" table:number-columns-repeated="9"/>
          <table:table-cell table:style-name="ce32" table:number-columns-repeated="2"/>
          <table:table-cell table:number-columns-repeated="53"/>
        </table:table-row>
        <table:table-row table:style-name="ro4" table:number-rows-repeated="3">
          <table:table-cell table:style-name="ce32" table:number-columns-repeated="11"/>
          <table:table-cell table:number-columns-repeated="53"/>
        </table:table-row>
        <table:table-row table:style-name="ro4" table:number-rows-repeated="1048533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Excel_BuiltIn_Print_Area" table:base-cell-address="$Intro.$A$1" table:cell-range-address="$English.$A$1:.$J$36" table:range-usable-as="print-range"/>
        </table:named-expressions>
      </table:table>
      <table:table table:name="Metric" table:style-name="ta3" table:protected="true" table:protection-key="BHuanMOZgYAYWbOqgbbbIq6Tl1g=" table:protection-key-digest-algorithm="http://docs.oasis-open.org/office/ns/table/legacy-hash-excel" loext:protection-key-digest-algorithm-2="http://www.w3.org/2000/09/xmldsig#sha1" table:print-ranges="Metric.A1:Metric.J36">
        <loext:table-protection loext:select-protected-cells="true" loext:select-unprotected-cells="true"/>
        <office:forms form:automatic-focus="false" form:apply-design-mode="false"/>
        <table:table-column table:style-name="co5" table:default-cell-style-name="ce241"/>
        <table:table-column table:style-name="co2" table:number-columns-repeated="2" table:default-cell-style-name="Default"/>
        <table:table-column table:style-name="co6" table:default-cell-style-name="ce241"/>
        <table:table-column table:style-name="co2" table:number-columns-repeated="60" table:default-cell-style-name="Default"/>
        <table:table-row table:style-name="ro3">
          <table:table-cell table:style-name="ce32"/>
          <table:table-cell table:style-name="ce4" office:value-type="string" calcext:value-type="string">
            <text:p><text:s/>FLIGHT <text:s/>PERFORMANCE <text:s/>ESTIMATOR <text:s/>FOR <text:s/>HOBBY <text:s/>ROCKETS</text:p>
          </table:table-cell>
          <table:table-cell table:style-name="ce32" table:number-columns-repeated="9"/>
          <table:table-cell table:number-columns-repeated="53"/>
        </table:table-row>
        <table:table-row table:style-name="ro4">
          <table:table-cell table:style-name="ce32"/>
          <table:table-cell table:style-name="ce34" office:value-type="string" calcext:value-type="string">
            <text:p>(valid for <text:span text:style-name="T10">subsonic</text:span><text:span text:style-name="T11"> rockets only)</text:span></text:p>
          </table:table-cell>
          <table:table-cell table:style-name="ce32" table:number-columns-repeated="5"/>
          <table:table-cell table:style-name="ce80" office:value-type="string" calcext:value-type="string">
            <text:p>EzAlt.xls</text:p>
          </table:table-cell>
          <table:table-cell table:style-name="ce84" office:value-type="string" calcext:value-type="string">
            <text:p>(MS Excel 97)</text:p>
          </table:table-cell>
          <table:table-cell table:style-name="ce90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7"/>
          <table:table-cell table:style-name="ce81" office:value-type="string" calcext:value-type="string">
            <text:p>Version:</text:p>
          </table:table-cell>
          <table:table-cell table:style-name="ce85" office:value-type="float" office:value="1.2" calcext:value-type="float">
            <text:p>1,2</text:p>
          </table:table-cell>
          <table:table-cell table:style-name="ce91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5" office:value-type="string" calcext:value-type="string">
            <text:p>Instructions:<text:span text:style-name="T24"> Enter data in </text:span><text:span text:style-name="T25">blue</text:span><text:span text:style-name="T26"> text (boxed cells).</text:span></text:p>
          </table:table-cell>
          <table:table-cell table:style-name="ce32" table:number-columns-repeated="5"/>
          <table:table-cell table:style-name="ce82" office:value-type="string" calcext:value-type="string">
            <text:p>Date:</text:p>
          </table:table-cell>
          <table:table-cell table:style-name="ce86" office:value-type="string" calcext:value-type="string">
            <text:p>Feb. 2007</text:p>
          </table:table-cell>
          <table:table-cell table:style-name="ce92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Title</text:p>
          </table:table-cell>
          <table:table-cell table:style-name="ce39"/>
          <table:table-cell table:style-name="ce53" office:value-type="string" calcext:value-type="string">
            <text:p>Adam-K2</text:p>
          </table:table-cell>
          <table:table-cell table:style-name="ce73" table:number-columns-repeated="3"/>
          <table:table-cell table:style-name="ce93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average thrust</text:p>
          </table:table-cell>
          <table:table-cell table:style-name="ce44" office:value-type="string" calcext:value-type="string">
            <text:p>F =</text:p>
          </table:table-cell>
          <table:table-cell table:style-name="ce54" office:value-type="float" office:value="2206.7" calcext:value-type="float">
            <text:p>2206,7</text:p>
          </table:table-cell>
          <table:table-cell table:style-name="ce33" office:value-type="string" calcext:value-type="string">
            <text:p>N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total impulse</text:p>
          </table:table-cell>
          <table:table-cell table:style-name="ce44" office:value-type="string" calcext:value-type="string">
            <text:p>I<text:span text:style-name="T27">t</text:span><text:span text:style-name="T28"> =</text:span></text:p>
          </table:table-cell>
          <table:table-cell table:style-name="ce55" office:value-type="float" office:value="2206.7" calcext:value-type="float">
            <text:p>2206,7</text:p>
          </table:table-cell>
          <table:table-cell table:style-name="ce33" office:value-type="string" calcext:value-type="string">
            <text:p>N-sec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propellant mass</text:p>
          </table:table-cell>
          <table:table-cell table:style-name="ce44" office:value-type="string" calcext:value-type="string">
            <text:p>m<text:span text:style-name="T27">p</text:span><text:span text:style-name="T28"> =</text:span></text:p>
          </table:table-cell>
          <table:table-cell table:style-name="ce56" office:value-type="float" office:value="1.731" calcext:value-type="float">
            <text:p>1,731</text:p>
          </table:table-cell>
          <table:table-cell table:style-name="ce33" office:value-type="string" calcext:value-type="string">
            <text:p>kg.</text:p>
          </table:table-cell>
          <table:table-cell table:style-name="ce33"/>
          <table:table-cell table:style-name="ce87" office:value-type="string" calcext:value-type="string">
            <text:p>Input data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10" draw:text-style-name="P3" svg:width="3.57cm" svg:height="0.932cm" svg:x="8.106cm" svg:y="3.895cm" draw:caption-point-x="-0.985cm" draw:caption-point-y="0.39cm">
              <dc:date>2020-09-22T00:00:00</dc:date>
              <text:p text:style-name="P2"><text:span text:style-name="T1">Mass of rocket less propellant</text:span></text:p>
              <text:p text:style-name="P2"><text:span text:style-name="T2"/></text:p>
            </office:annotation>
            <text:p>Rocket dead mass</text:p>
          </table:table-cell>
          <table:table-cell table:style-name="ce44" office:value-type="string" calcext:value-type="string">
            <text:p>m<text:span text:style-name="T27">r</text:span><text:span text:style-name="T28"> =</text:span></text:p>
          </table:table-cell>
          <table:table-cell table:style-name="ce56" office:value-type="float" office:value="8.5" calcext:value-type="float">
            <text:p>8,500</text:p>
          </table:table-cell>
          <table:table-cell table:style-name="ce33" office:value-type="string" calcext:value-type="string">
            <text:p>kg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diameter (max)</text:p>
          </table:table-cell>
          <table:table-cell table:style-name="ce44" office:value-type="string" calcext:value-type="string">
            <text:p>D =</text:p>
          </table:table-cell>
          <table:table-cell table:style-name="ce55" office:value-type="float" office:value="12" calcext:value-type="float">
            <text:p>12</text:p>
          </table:table-cell>
          <table:table-cell table:style-name="ce33" office:value-type="string" calcext:value-type="string">
            <text:p>cm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5" office:value-type="string" calcext:value-type="string">
            <office:annotation draw:style-name="gr11" draw:text-style-name="P3" svg:width="3.592cm" svg:height="1.586cm" svg:x="8.106cm" svg:y="4.827cm" draw:caption-point-x="-0.985cm" draw:caption-point-y="0.39cm">
              <dc:date>2020-09-22T00:00:00</dc:date>
              <text:p text:style-name="P2"><text:span text:style-name="T1">Typically 0.3 to 0.6</text:span></text:p>
              <text:p text:style-name="P2"><text:span text:style-name="T1">The lower the Cd, the less air resistance (drag) of the rocket.</text:span></text:p>
              <text:p text:style-name="P2"><text:span text:style-name="T2"/></text:p>
            </office:annotation>
            <text:p>Rocket drag coefficient</text:p>
          </table:table-cell>
          <table:table-cell table:style-name="ce45" office:value-type="string" calcext:value-type="string">
            <text:p>C<text:span text:style-name="T27">d</text:span><text:span text:style-name="T28"> =</text:span></text:p>
          </table:table-cell>
          <table:table-cell table:style-name="ce55" office:value-type="float" office:value="0.4" calcext:value-type="float">
            <text:p>0,4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Motor thrust time</text:p>
          </table:table-cell>
          <table:table-cell table:style-name="ce43" office:value-type="string" calcext:value-type="string">
            <text:p>t<text:span text:style-name="T12"> =</text:span></text:p>
          </table:table-cell>
          <table:table-cell table:style-name="ce57" table:formula="of:=it/f" office:value-type="float" office:value="1" calcext:value-type="float">
            <text:p>1,000</text:p>
          </table:table-cell>
          <table:table-cell table:style-name="ce39" office:value-type="string" calcext:value-type="string">
            <text:p>sec.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12" draw:text-style-name="P3" svg:width="2.195cm" svg:height="1.12cm" svg:x="7.575cm" svg:y="6.224cm" draw:caption-point-x="-0.454cm" draw:caption-point-y="0.39cm">
              <dc:date>2020-09-22T00:00:00</dc:date>
              <text:p text:style-name="P2"><text:span text:style-name="T1">See "Class worksheet".</text:span></text:p>
              <text:p text:style-name="P2"><text:span text:style-name="T2"/></text:p>
            </office:annotation>
            <text:p>Motor classification</text:p>
          </table:table-cell>
          <table:table-cell table:style-name="ce44"/>
          <table:table-cell table:style-name="ce58" table:formula="of:=VLOOKUP(it;classtab;4;TRUE())" office:value-type="string" office:string-value="K" calcext:value-type="string">
            <text:p>K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avg. flight mass</text:p>
          </table:table-cell>
          <table:table-cell table:style-name="ce44" office:value-type="string" calcext:value-type="string">
            <text:p>m<text:span text:style-name="T27">ra</text:span><text:span text:style-name="T28"> =</text:span></text:p>
          </table:table-cell>
          <table:table-cell table:style-name="ce59" table:formula="of:=mr+mp/2" office:value-type="float" office:value="9.3655" calcext:value-type="float">
            <text:p>9,366</text:p>
          </table:table-cell>
          <table:table-cell table:style-name="ce33" office:value-type="string" calcext:value-type="string">
            <text:p>kg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table:number-columns-repeated="2"/>
          <table:table-cell table:style-name="ce59"/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3">
          <table:table-cell table:style-name="ce32" table:number-columns-repeated="2"/>
          <table:table-cell table:style-name="ce37"/>
          <table:table-cell table:style-name="ce46" office:value-type="string" calcext:value-type="string">
            <text:p>Acceleration <text:span text:style-name="T12">(average)</text:span></text:p>
          </table:table-cell>
          <table:table-cell table:style-name="ce46" office:value-type="string" calcext:value-type="string">
            <text:p>a =</text:p>
          </table:table-cell>
          <table:table-cell table:style-name="ce60" table:formula="of:=f/mra-9.808" office:value-type="float" office:value="225.81209502963" calcext:value-type="float">
            <text:p>226</text:p>
          </table:table-cell>
          <table:table-cell table:style-name="ce74" office:value-type="string" calcext:value-type="string">
            <text:p>metre/sec<text:span text:style-name="T32">2</text:span>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/>
          <table:table-cell table:style-name="ce51" office:value-type="string" calcext:value-type="string">
            <text:p>or   <text:span text:style-name="T9">a =</text:span></text:p>
          </table:table-cell>
          <table:table-cell table:style-name="ce61" table:formula="of:=a/9.808" office:value-type="float" office:value="23.0232560185186" calcext:value-type="float">
            <text:p>23,0</text:p>
          </table:table-cell>
          <table:table-cell table:style-name="ce75" office:value-type="string" calcext:value-type="string">
            <text:p>g's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text:p>Peak altitude (zero drag)</text:p>
          </table:table-cell>
          <table:table-cell table:style-name="ce43" office:value-type="string" calcext:value-type="string">
            <text:p>z<text:span text:style-name="T27">2</text:span><text:span text:style-name="T28"> =</text:span></text:p>
          </table:table-cell>
          <table:table-cell table:style-name="ce62" table:formula="of:=f*zed1/mra/9.808" office:value-type="float" office:value="2712.37088548742" calcext:value-type="float">
            <text:p>2712</text:p>
          </table:table-cell>
          <table:table-cell table:style-name="ce39" office:value-type="string" calcext:value-type="string">
            <text:p>metres</text:p>
          </table:table-cell>
          <table:table-cell table:style-name="ce39" table:number-columns-repeated="2"/>
          <table:table-cell table:style-name="ce96"/>
          <table:table-cell table:style-name="ce33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Time to peak altitude (zero drag)</text:p>
          </table:table-cell>
          <table:table-cell table:style-name="ce44" office:value-type="string" calcext:value-type="string">
            <text:p>t<text:span text:style-name="T27">2</text:span><text:span text:style-name="T28"> =</text:span></text:p>
          </table:table-cell>
          <table:table-cell table:style-name="ce63" table:formula="of:=t+SQRT(2*([.F21]-zed1)/9.808)" office:value-type="float" office:value="24.0232560185186" calcext:value-type="float">
            <text:p>24,0</text:p>
          </table:table-cell>
          <table:table-cell table:style-name="ce33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Ideal<text:span text:style-name="T12"> (no drag</text:span></text:p>
          </table:table-cell>
          <table:table-cell table:style-name="ce94"/>
          <table:table-cell table:style-name="ce33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Max velocity (zero drag)</text:p>
          </table:table-cell>
          <table:table-cell table:style-name="ce44" office:value-type="string" calcext:value-type="string">
            <text:p>v<text:span text:style-name="T27">1</text:span><text:span text:style-name="T28"> =</text:span></text:p>
          </table:table-cell>
          <table:table-cell table:style-name="ce64" table:formula="of:=SQRT(2*zed1/mra*(f-mra*9.808))" office:value-type="float" office:value="225.81209502963" calcext:value-type="float">
            <text:p>226</text:p>
          </table:table-cell>
          <table:table-cell table:style-name="ce76" office:value-type="string" calcext:value-type="string">
            <text:p>metre/sec.</text:p>
          </table:table-cell>
          <table:table-cell table:style-name="ce33"/>
          <table:table-cell table:style-name="ce33" office:value-type="string" calcext:value-type="string">
            <text:p>resistance)</text:p>
          </table:table-cell>
          <table:table-cell table:style-name="ce94"/>
          <table:table-cell table:style-name="ce33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text:p>Burnout altitude (zero drag)</text:p>
          </table:table-cell>
          <table:table-cell table:style-name="ce45" office:value-type="string" calcext:value-type="string">
            <text:p>z<text:span text:style-name="T27">1</text:span><text:span text:style-name="T28"> =</text:span></text:p>
          </table:table-cell>
          <table:table-cell table:style-name="ce65" table:formula="of:=1/2*(f/mra-9.808)*t^2" office:value-type="float" office:value="112.906047514815" calcext:value-type="float">
            <text:p>113</text:p>
          </table:table-cell>
          <table:table-cell table:style-name="ce40" office:value-type="string" calcext:value-type="string">
            <text:p>metres</text:p>
          </table:table-cell>
          <table:table-cell table:style-name="ce40" table:number-columns-repeated="2"/>
          <table:table-cell table:style-name="ce95"/>
          <table:table-cell table:style-name="ce33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office:annotation draw:style-name="gr13" draw:text-style-name="P3" svg:width="3.592cm" svg:height="2.623cm" svg:x="8.106cm" svg:y="11.431cm" draw:caption-point-x="-0.985cm" draw:caption-point-y="0.39cm">
              <dc:date>2020-09-22T00:00:00</dc:date>
              <text:p text:style-name="P2"><text:span text:style-name="T2">This term is influenced by rocket diameter, drag coefficient, burnout velocity and dead mass. The higher the value, <text:s/>the greater the effect of drag.</text:span></text:p>
            </office:annotation>
            <text:p><text:s/>Drag Influence number</text:p>
          </table:table-cell>
          <table:table-cell table:style-name="ce43" office:value-type="string" calcext:value-type="string">
            <text:p>N =</text:p>
          </table:table-cell>
          <table:table-cell table:style-name="ce62" table:formula="of:=Cd*Dia^2*vmax^2/mr/1000" office:value-type="float" office:value="345.539704737909" calcext:value-type="float">
            <text:p>346</text:p>
          </table:table-cell>
          <table:table-cell table:style-name="ce77" table:formula="of:=IF(iterm&gt;900;&quot;Out of valid range!&quot;;&quot;(valid range between 0 and 900)&quot;)" office:value-type="string" office:string-value="(valid range between 0 and 900)" calcext:value-type="string">
            <text:p>(valid range between 0 and 900)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14" draw:text-style-name="P3" svg:width="3.592cm" svg:height="1.376cm" svg:x="8.106cm" svg:y="11.896cm" draw:caption-point-x="-0.985cm" draw:caption-point-y="0.39cm">
              <dc:date>2020-09-22T00:00:00</dc:date>
              <text:p text:style-name="P2"><text:span text:style-name="T1">Max altitude is reduced due to aerodynamic drag.</text:span></text:p>
              <text:p text:style-name="P2"><text:span text:style-name="T2"/></text:p>
            </office:annotation>
            <text:p>Peak altitude reduction factor</text:p>
          </table:table-cell>
          <table:table-cell table:style-name="ce44" office:value-type="string" calcext:value-type="string">
            <text:p>f<text:span text:style-name="T27">1</text:span><text:span text:style-name="T28"> =</text:span></text:p>
          </table:table-cell>
          <table:table-cell table:style-name="ce67" table:formula="of:=IF(1/(1.049909+0.001719*iterm^1.0042225)&gt;1;1;1/(1.049909+0.001719*iterm^1.0042225))" office:value-type="float" office:value="0.602869333366336" calcext:value-type="float">
            <text:p>0,603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15" draw:text-style-name="P3" svg:width="3.569cm" svg:height="1.397cm" svg:x="7.464cm" svg:y="12.362cm" draw:caption-point-x="-0.343cm" draw:caption-point-y="0.39cm">
              <dc:date>2020-09-22T00:00:00</dc:date>
              <text:p text:style-name="P2"><text:span text:style-name="T1">Time to peak is reduced due to aerodynamic drag.</text:span></text:p>
              <text:p text:style-name="P2"><text:span text:style-name="T2"/></text:p>
            </office:annotation>
            <text:p>Time to peak reduction factor</text:p>
          </table:table-cell>
          <table:table-cell table:style-name="ce44" office:value-type="string" calcext:value-type="string">
            <text:p>f<text:span text:style-name="T27">2</text:span><text:span text:style-name="T28"> =</text:span></text:p>
          </table:table-cell>
          <table:table-cell table:style-name="ce67" table:formula="of:=IF(1/(1.048224+0.001093*iterm^0.97255)&gt;1;1;1/(1.048224+0.001093*iterm^0.97255))" office:value-type="float" office:value="0.729973307953708" calcext:value-type="float">
            <text:p>0,730</text:p>
          </table:table-cell>
          <table:table-cell table:style-name="ce33"/>
          <table:table-cell table:style-name="ce32"/>
          <table:table-cell table:style-name="ce89" office:value-type="string" calcext:value-type="string">
            <text:p>Drag reduction factors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16" draw:text-style-name="P3" svg:width="3.547cm" svg:height="1.397cm" svg:x="7.464cm" svg:y="12.828cm" draw:caption-point-x="-0.343cm" draw:caption-point-y="0.39cm">
              <dc:date>2020-09-22T00:00:00</dc:date>
              <text:p text:style-name="P2"><text:span text:style-name="T1">Max velocity is reduced due to aerodynamic drag.</text:span></text:p>
              <text:p text:style-name="P2"><text:span text:style-name="T2"/></text:p>
            </office:annotation>
            <text:p>Max velocity reduction factor</text:p>
          </table:table-cell>
          <table:table-cell table:style-name="ce44" office:value-type="string" calcext:value-type="string">
            <text:p>f<text:span text:style-name="T27">3</text:span><text:span text:style-name="T28"> =</text:span></text:p>
          </table:table-cell>
          <table:table-cell table:style-name="ce67" table:formula="of:=IF((0.99769-0.000075691*iterm)&gt;1;1;(0.99769-0.000075691*iterm))" office:value-type="float" office:value="0.971535754208683" calcext:value-type="float">
            <text:p>0,972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office:annotation draw:style-name="gr9" draw:text-style-name="P3" svg:width="3.547cm" svg:height="1.672cm" svg:x="7.464cm" svg:y="13.293cm" draw:caption-point-x="-0.343cm" draw:caption-point-y="0.39cm">
              <dc:date>2020-09-22T00:00:00</dc:date>
              <text:p text:style-name="P2"><text:span text:style-name="T1">Motor burnout altitude is reduced due to aerodynamic drag.</text:span></text:p>
              <text:p text:style-name="P2"><text:span text:style-name="T2"/></text:p>
            </office:annotation>
            <text:p>Burnout altitude reduction factor</text:p>
          </table:table-cell>
          <table:table-cell table:style-name="ce45" office:value-type="string" calcext:value-type="string">
            <text:p>f<text:span text:style-name="T27">4</text:span><text:span text:style-name="T28"> =</text:span></text:p>
          </table:table-cell>
          <table:table-cell table:style-name="ce68" table:formula="of:=IF((0.99973-0.000043807*iterm)&gt;1;1;(0.99973-0.000043807*iterm))" office:value-type="float" office:value="0.984592942154546" calcext:value-type="float">
            <text:p>0,985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48" table:number-columns-repeated="2"/>
          <table:table-cell table:style-name="ce69"/>
          <table:table-cell table:style-name="ce32"/>
          <table:table-cell table:style-name="ce83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1"/>
          <table:table-cell table:style-name="ce49" office:value-type="string" calcext:value-type="string">
            <text:p>Peak altitude</text:p>
          </table:table-cell>
          <table:table-cell table:style-name="ce49" office:value-type="string" calcext:value-type="string">
            <text:p>Z<text:span text:style-name="T29"> peak</text:span><text:span text:style-name="T30"> =</text:span></text:p>
          </table:table-cell>
          <table:table-cell table:style-name="ce70" table:formula="of:=fact1*[.F21]" office:value-type="float" office:value="1635.20522757606" calcext:value-type="float">
            <text:p>1635</text:p>
          </table:table-cell>
          <table:table-cell table:style-name="ce78" office:value-type="string" calcext:value-type="string">
            <text:p>metres</text:p>
          </table:table-cell>
          <table:table-cell table:style-name="ce32"/>
          <table:table-cell table:style-name="ce39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2"/>
          <table:table-cell table:style-name="ce46" office:value-type="string" calcext:value-type="string">
            <text:p>Time to peak altitude</text:p>
          </table:table-cell>
          <table:table-cell table:style-name="ce46" office:value-type="string" calcext:value-type="string">
            <text:p>t<text:span text:style-name="T29"> peak</text:span><text:span text:style-name="T30"> =</text:span></text:p>
          </table:table-cell>
          <table:table-cell table:style-name="ce71" table:formula="of:=fact2*[.F22]" office:value-type="float" office:value="17.5363356636568" calcext:value-type="float">
            <text:p>17,5</text:p>
          </table:table-cell>
          <table:table-cell table:style-name="ce79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Predicted<text:span text:style-name="T12"> (with</text:span>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 office:value-type="string" calcext:value-type="string">
            <text:p>Max velocity</text:p>
          </table:table-cell>
          <table:table-cell table:style-name="ce46" office:value-type="string" calcext:value-type="string">
            <text:p>V<text:span text:style-name="T29"> max</text:span><text:span text:style-name="T30"> =</text:span></text:p>
          </table:table-cell>
          <table:table-cell table:style-name="ce60" table:formula="of:=fact3*[.F23]" office:value-type="float" office:value="219.384524054054" calcext:value-type="float">
            <text:p>219</text:p>
          </table:table-cell>
          <table:table-cell table:style-name="ce79" office:value-type="string" calcext:value-type="string">
            <text:p>metre/sec.</text:p>
          </table:table-cell>
          <table:table-cell table:style-name="ce33"/>
          <table:table-cell table:style-name="ce33" office:value-type="string" calcext:value-type="string">
            <text:p>drag)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/>
          <table:table-cell table:style-name="ce52" office:value-type="string" calcext:value-type="string">
            <text:p>or<text:span text:style-name="T9">  V</text:span><text:span text:style-name="T31"> max</text:span><text:span text:style-name="T30"> =</text:span></text:p>
          </table:table-cell>
          <table:table-cell table:style-name="ce60" table:formula="of:=[.F34]*3.6" office:value-type="float" office:value="789.784286594596" calcext:value-type="float">
            <text:p>790</text:p>
          </table:table-cell>
          <table:table-cell table:style-name="ce79" office:value-type="string" calcext:value-type="string">
            <text:p>km/hr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 office:value-type="string" calcext:value-type="string">
            <text:p>Burnout altitude</text:p>
          </table:table-cell>
          <table:table-cell table:style-name="ce47" office:value-type="string" calcext:value-type="string">
            <text:p>Z<text:span text:style-name="T29"> bo</text:span><text:span text:style-name="T30"> =</text:span></text:p>
          </table:table-cell>
          <table:table-cell table:style-name="ce72" table:formula="of:=fact4*zed1" office:value-type="float" office:value="111.166497509653" calcext:value-type="float">
            <text:p>111</text:p>
          </table:table-cell>
          <table:table-cell table:style-name="ce75" office:value-type="string" calcext:value-type="string">
            <text:p>metres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50" table:formula="of:=IF([.F23]&gt;331;&quot;Warning: Rocket is supersonic, results may be invalid&quot;;&quot;&quot;)">
            <text:p/>
          </table:table-cell>
          <table:table-cell table:style-name="ce46"/>
          <table:table-cell table:style-name="ce32" table:number-columns-repeated="6"/>
          <table:table-cell table:number-columns-repeated="53"/>
        </table:table-row>
        <table:table-row table:style-name="ro4">
          <table:table-cell table:style-name="ce33" table:number-columns-repeated="8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3"/>
          <table:table-cell table:style-name="ce97"/>
          <table:table-cell table:style-name="ce33" table:number-columns-repeated="6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3"/>
          <table:table-cell table:style-name="ce98"/>
          <table:table-cell table:style-name="ce33" table:number-columns-repeated="6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2"/>
          <table:table-cell table:style-name="ce99"/>
          <table:table-cell table:style-name="ce32" table:number-columns-repeated="9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 table:number-rows-repeated="1048533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Excel_BuiltIn_Print_Area" table:base-cell-address="$Intro.$A$1" table:cell-range-address="$Metric.$A$1:.$J$36" table:range-usable-as="print-range"/>
        </table:named-expressions>
      </table:table>
      <table:table table:name="Best Mass" table:style-name="ta4" table:protected="true" table:protection-key="BHuanMOZgYAYWbOqgbbbIq6Tl1g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1" form:id="control1" form:label="Click to solve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ss?language=Basic&amp;location=document" xlink:type="simple"/>
              </office:event-listeners>
            </form:button>
          </form:form>
        </office:forms>
        <table:table-column table:style-name="co3" table:default-cell-style-name="ce342"/>
        <table:table-column table:style-name="co7" table:default-cell-style-name="ce342"/>
        <table:table-column table:style-name="co8" table:visibility="collapse" table:number-columns-repeated="2" table:default-cell-style-name="ce256"/>
        <table:table-column table:style-name="co9" table:default-cell-style-name="ce256"/>
        <table:table-column table:style-name="co10" table:default-cell-style-name="ce256"/>
        <table:table-column table:style-name="co11" table:default-cell-style-name="ce256"/>
        <table:table-column table:style-name="co10" table:number-columns-repeated="57" table:default-cell-style-name="ce256"/>
        <table:table-row table:style-name="ro5">
          <table:table-cell table:style-name="ce100" table:formula="of:=[.A26]" office:value-type="float" office:value="10" calcext:value-type="float">
            <text:p><text:s/>10,00 </text:p>
          </table:table-cell>
          <table:table-cell table:style-name="ce104" table:formula="of:=[$Metric.F32]" office:value-type="float" office:value="1635.20522757606" calcext:value-type="float">
            <text:p><text:s/>1.635 </text:p>
          </table:table-cell>
          <table:table-cell table:number-columns-repeated="2"/>
          <table:table-cell table:style-name="ce108" office:value-type="string" calcext:value-type="string">
            <text:p>Directions: Enter a range of values for rocket dead mass (min, max)</text:p>
          </table:table-cell>
          <table:table-cell table:number-columns-repeated="3"/>
          <table:table-cell table:style-name="ce121" table:number-columns-repeated="12"/>
          <table:table-cell table:number-columns-repeated="44"/>
        </table:table-row>
        <table:table-row table:style-name="ro5">
          <table:table-cell table:style-name="ce101" office:value-type="string" calcext:value-type="string">
            <text:p>Mass [kg]</text:p>
          </table:table-cell>
          <table:table-cell table:style-name="ce101" office:value-type="string" calcext:value-type="string">
            <text:p>Altitude [m]</text:p>
          </table:table-cell>
          <table:table-cell table:style-name="ce106" office:value-type="string" calcext:value-type="string">
            <text:p>m</text:p>
          </table:table-cell>
          <table:table-cell table:style-name="ce106" office:value-type="string" calcext:value-type="string">
            <text:p>alt</text:p>
          </table:table-cell>
          <table:table-cell table:style-name="ce109" office:value-type="string" calcext:value-type="string">
            <text:p>Minimum mass:</text:p>
          </table:table-cell>
          <table:table-cell table:style-name="ce114" office:value-type="float" office:value="3" calcext:value-type="float">
            <office:annotation draw:style-name="gr19" draw:text-style-name="P3" svg:width="3.305cm" svg:height="1.005cm" svg:x="10.976cm" svg:y="0.519cm" draw:caption-point-x="-1.793cm" draw:caption-point-y="-0.033cm">
              <dc:date>2020-09-22T00:00:00</dc:date>
              <text:p text:style-name="P2"><text:span text:style-name="T1">Value must be greater than ZERO.</text:span></text:p>
            </office:annotation>
            <text:p><text:s/>3,00 </text:p>
          </table:table-cell>
          <table:table-cell office:value-type="string" calcext:value-type="string">
            <text:p>kg</text:p>
            <draw:control draw:z-index="1" draw:name="Button 2" draw:style-name="gr17" draw:text-style-name="P4" svg:width="2.915cm" svg:height="1.195cm" svg:x="1.087cm" svg:y="0.127cm" draw:control="control1">
              <svg:desc>Click to solve</svg:desc>
            </draw:control>
          </table:table-cell>
          <table:table-cell/>
          <table:table-cell table:style-name="ce122"/>
          <table:table-cell table:style-name="ce121" table:number-columns-repeated="11"/>
          <table:table-cell table:number-columns-repeated="44"/>
        </table:table-row>
        <table:table-row table:style-name="ro6">
          <table:table-cell table:style-name="ce102" table:formula="of:=[.F2]" office:value-type="float" office:value="3" calcext:value-type="float">
            <text:p><text:s/>3,00 </text:p>
          </table:table-cell>
          <table:table-cell table:style-name="ce105" office:value-type="float" office:value="1380.39970608451" calcext:value-type="float">
            <text:p><text:s/>1.380 </text:p>
          </table:table-cell>
          <table:table-cell table:style-name="ce107" table:formula="of:=INT([.B3])" office:value-type="float" office:value="1380" calcext:value-type="float">
            <text:p><text:s/>1.380,0 </text:p>
          </table:table-cell>
          <table:table-cell table:style-name="ce107" table:formula="of:=[.A3]" office:value-type="float" office:value="3" calcext:value-type="float">
            <text:p><text:s/>3,0 </text:p>
          </table:table-cell>
          <table:table-cell table:style-name="ce109" office:value-type="string" calcext:value-type="string">
            <text:p>Maximum mass:</text:p>
          </table:table-cell>
          <table:table-cell table:style-name="ce114" office:value-type="float" office:value="10" calcext:value-type="float">
            <text:p><text:s/>10,00 </text:p>
          </table:table-cell>
          <table:table-cell office:value-type="string" calcext:value-type="string">
            <text:p>kg</text:p>
          </table:table-cell>
          <table:table-cell table:number-columns-repeated="57"/>
        </table:table-row>
        <table:table-row table:style-name="ro6">
          <table:table-cell table:style-name="ce102" table:formula="of:=[.A3]+[.$F$4]" office:value-type="float" office:value="3.30434782608696" calcext:value-type="float">
            <text:p><text:s/>3,30 </text:p>
          </table:table-cell>
          <table:table-cell table:style-name="ce105" office:value-type="float" office:value="1486.33708122274" calcext:value-type="float">
            <text:p><text:s/>1.486 </text:p>
          </table:table-cell>
          <table:table-cell table:style-name="ce107" table:formula="of:=INT([.B4])" office:value-type="float" office:value="1486" calcext:value-type="float">
            <text:p><text:s/>1.486,0 </text:p>
          </table:table-cell>
          <table:table-cell table:style-name="ce107" table:formula="of:=[.A4]" office:value-type="float" office:value="3.30434782608696" calcext:value-type="float">
            <text:p><text:s/>3,3 </text:p>
          </table:table-cell>
          <table:table-cell table:style-name="ce109" office:value-type="string" calcext:value-type="string">
            <text:p>Interval:</text:p>
          </table:table-cell>
          <table:table-cell table:style-name="ce115" table:formula="of:=([.F3]-[.F2])/23" office:value-type="float" office:value="0.304347826086957" calcext:value-type="float">
            <text:p><text:s/>0,30 </text:p>
          </table:table-cell>
          <table:table-cell office:value-type="string" calcext:value-type="string">
            <text:p>kg</text:p>
          </table:table-cell>
          <table:table-cell table:number-columns-repeated="57"/>
        </table:table-row>
        <table:table-row table:style-name="ro6">
          <table:table-cell table:style-name="ce102" table:formula="of:=[.A4]+[.$F$4]" office:value-type="float" office:value="3.60869565217391" calcext:value-type="float">
            <text:p><text:s/>3,61 </text:p>
          </table:table-cell>
          <table:table-cell table:style-name="ce105" office:value-type="float" office:value="1580.93056554505" calcext:value-type="float">
            <text:p><text:s/>1.581 </text:p>
          </table:table-cell>
          <table:table-cell table:style-name="ce107" table:formula="of:=INT([.B5])" office:value-type="float" office:value="1580" calcext:value-type="float">
            <text:p><text:s/>1.580,0 </text:p>
          </table:table-cell>
          <table:table-cell table:style-name="ce107" table:formula="of:=[.A5]" office:value-type="float" office:value="3.60869565217391" calcext:value-type="float">
            <text:p><text:s/>3,6 </text:p>
          </table:table-cell>
          <table:table-cell table:style-name="ce110" office:value-type="string" calcext:value-type="string">
            <text:p>Best mass:</text:p>
          </table:table-cell>
          <table:table-cell table:style-name="ce116" table:formula="of:=VLOOKUP(MAX([.C3:.C26]);[.C3:.D26];2;FALSE())" office:value-type="float" office:value="5.73913043478261" calcext:value-type="float">
            <office:annotation draw:style-name="gr20" draw:text-style-name="P3" svg:width="6.085cm" svg:height="1.736cm" svg:x="9.89cm" svg:y="2.114cm" draw:caption-point-x="-0.707cm" draw:caption-point-y="-0.118cm">
              <dc:date>2020-09-22T00:00:00</dc:date>
              <text:p text:style-name="P2"><text:span text:style-name="T1">Best mass of the range. The accuracy of the result depends on the range you specify. If the range is smaller, the result will be more accurate.</text:span></text:p>
            </office:annotation>
            <text:p><text:s/>5,74 </text:p>
          </table:table-cell>
          <table:table-cell table:style-name="ce118" office:value-type="string" calcext:value-type="string">
            <text:p>kg</text:p>
          </table:table-cell>
          <table:table-cell table:number-columns-repeated="57"/>
        </table:table-row>
        <table:table-row table:style-name="ro6">
          <table:table-cell table:style-name="ce102" table:formula="of:=[.A5]+[.$F$4]" office:value-type="float" office:value="3.91304347826087" calcext:value-type="float">
            <text:p><text:s/>3,91 </text:p>
          </table:table-cell>
          <table:table-cell table:style-name="ce105" office:value-type="float" office:value="1663.35186677886" calcext:value-type="float">
            <text:p><text:s/>1.663 </text:p>
          </table:table-cell>
          <table:table-cell table:style-name="ce107" table:formula="of:=INT([.B6])" office:value-type="float" office:value="1663" calcext:value-type="float">
            <text:p><text:s/>1.663,0 </text:p>
          </table:table-cell>
          <table:table-cell table:style-name="ce107" table:formula="of:=[.A6]" office:value-type="float" office:value="3.91304347826087" calcext:value-type="float">
            <text:p><text:s/>3,9 </text:p>
          </table:table-cell>
          <table:table-cell table:style-name="ce111" office:value-type="string" calcext:value-type="string">
            <text:p>Maximum altitude:</text:p>
          </table:table-cell>
          <table:table-cell table:style-name="ce117" table:formula="of:=MAX([.B3:.B26])" office:value-type="float" office:value="1892.64951192014" calcext:value-type="float">
            <text:p><text:s/>1.893 </text:p>
          </table:table-cell>
          <table:table-cell table:style-name="ce119" office:value-type="string" calcext:value-type="string">
            <text:p>m</text:p>
          </table:table-cell>
          <table:table-cell table:style-name="ce120"/>
          <table:table-cell table:number-columns-repeated="56"/>
        </table:table-row>
        <table:table-row table:style-name="ro6">
          <table:table-cell table:style-name="ce102" table:formula="of:=[.A6]+[.$F$4]" office:value-type="float" office:value="4.21739130434783" calcext:value-type="float">
            <text:p><text:s/>4,22 </text:p>
          </table:table-cell>
          <table:table-cell table:style-name="ce105" office:value-type="float" office:value="1733.05747596316" calcext:value-type="float">
            <text:p><text:s/>1.733 </text:p>
          </table:table-cell>
          <table:table-cell table:style-name="ce107" table:formula="of:=INT([.B7])" office:value-type="float" office:value="1733" calcext:value-type="float">
            <text:p><text:s/>1.733,0 </text:p>
          </table:table-cell>
          <table:table-cell table:style-name="ce107" table:formula="of:=[.A7]" office:value-type="float" office:value="4.21739130434783" calcext:value-type="float">
            <text:p><text:s/>4,2 </text:p>
          </table:table-cell>
          <table:table-cell table:style-name="ce112">
            <draw:frame draw:z-index="0" draw:name="Chart 1" draw:style-name="gr18" draw:text-style-name="P1" svg:width="16.451cm" svg:height="9.037cm" svg:x="0.115cm" svg:y="0.26cm">
              <draw:object draw:notify-on-update-of-ranges="'Best Mass'.A3:'Best Mass'.A26 'Best Mass'.B3:'Best Mass'.B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9"/>
        </table:table-row>
        <table:table-row table:style-name="ro6">
          <table:table-cell table:style-name="ce102" table:formula="of:=[.A7]+[.$F$4]" office:value-type="float" office:value="4.52173913043478" calcext:value-type="float">
            <text:p><text:s/>4,52 </text:p>
          </table:table-cell>
          <table:table-cell table:style-name="ce105" office:value-type="float" office:value="1789.80857733913" calcext:value-type="float">
            <text:p><text:s/>1.790 </text:p>
          </table:table-cell>
          <table:table-cell table:style-name="ce107" table:formula="of:=INT([.B8])" office:value-type="float" office:value="1789" calcext:value-type="float">
            <text:p><text:s/>1.789,0 </text:p>
          </table:table-cell>
          <table:table-cell table:style-name="ce107" table:formula="of:=[.A8]" office:value-type="float" office:value="4.52173913043478" calcext:value-type="float">
            <text:p><text:s/>4,5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8]+[.$F$4]" office:value-type="float" office:value="4.82608695652174" calcext:value-type="float">
            <text:p><text:s/>4,83 </text:p>
          </table:table-cell>
          <table:table-cell table:style-name="ce105" office:value-type="float" office:value="1833.67092860858" calcext:value-type="float">
            <text:p><text:s/>1.834 </text:p>
          </table:table-cell>
          <table:table-cell table:style-name="ce107" table:formula="of:=INT([.B9])" office:value-type="float" office:value="1833" calcext:value-type="float">
            <text:p><text:s/>1.833,0 </text:p>
          </table:table-cell>
          <table:table-cell table:style-name="ce107" table:formula="of:=[.A9]" office:value-type="float" office:value="4.82608695652174" calcext:value-type="float">
            <text:p><text:s/>4,8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9]+[.$F$4]" office:value-type="float" office:value="5.1304347826087" calcext:value-type="float">
            <text:p><text:s/>5,13 </text:p>
          </table:table-cell>
          <table:table-cell table:style-name="ce105" office:value-type="float" office:value="1864.99593461292" calcext:value-type="float">
            <text:p><text:s/>1.865 </text:p>
          </table:table-cell>
          <table:table-cell table:style-name="ce107" table:formula="of:=INT([.B10])" office:value-type="float" office:value="1864" calcext:value-type="float">
            <text:p><text:s/>1.864,0 </text:p>
          </table:table-cell>
          <table:table-cell table:style-name="ce107" table:formula="of:=[.A10]" office:value-type="float" office:value="5.1304347826087" calcext:value-type="float">
            <text:p><text:s/>5,1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0]+[.$F$4]" office:value-type="float" office:value="5.43478260869565" calcext:value-type="float">
            <text:p><text:s/>5,43 </text:p>
          </table:table-cell>
          <table:table-cell table:style-name="ce105" office:value-type="float" office:value="1884.38611772481" calcext:value-type="float">
            <text:p><text:s/>1.884 </text:p>
          </table:table-cell>
          <table:table-cell table:style-name="ce107" table:formula="of:=INT([.B11])" office:value-type="float" office:value="1884" calcext:value-type="float">
            <text:p><text:s/>1.884,0 </text:p>
          </table:table-cell>
          <table:table-cell table:style-name="ce107" table:formula="of:=[.A11]" office:value-type="float" office:value="5.43478260869565" calcext:value-type="float">
            <text:p><text:s/>5,4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1]+[.$F$4]" office:value-type="float" office:value="5.73913043478261" calcext:value-type="float">
            <text:p><text:s/>5,74 </text:p>
          </table:table-cell>
          <table:table-cell table:style-name="ce105" office:value-type="float" office:value="1892.64951192014" calcext:value-type="float">
            <text:p><text:s/>1.893 </text:p>
          </table:table-cell>
          <table:table-cell table:style-name="ce107" table:formula="of:=INT([.B12])" office:value-type="float" office:value="1892" calcext:value-type="float">
            <text:p><text:s/>1.892,0 </text:p>
          </table:table-cell>
          <table:table-cell table:style-name="ce107" table:formula="of:=[.A12]" office:value-type="float" office:value="5.73913043478261" calcext:value-type="float">
            <text:p><text:s/>5,7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2]+[.$F$4]" office:value-type="float" office:value="6.04347826086957" calcext:value-type="float">
            <text:p><text:s/>6,04 </text:p>
          </table:table-cell>
          <table:table-cell table:style-name="ce105" office:value-type="float" office:value="1890.74804213054" calcext:value-type="float">
            <text:p><text:s/>1.891 </text:p>
          </table:table-cell>
          <table:table-cell table:style-name="ce107" table:formula="of:=INT([.B13])" office:value-type="float" office:value="1890" calcext:value-type="float">
            <text:p><text:s/>1.890,0 </text:p>
          </table:table-cell>
          <table:table-cell table:style-name="ce107" table:formula="of:=[.A13]" office:value-type="float" office:value="6.04347826086957" calcext:value-type="float">
            <text:p><text:s/>6,0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3]+[.$F$4]" office:value-type="float" office:value="6.34782608695653" calcext:value-type="float">
            <text:p><text:s/>6,35 </text:p>
          </table:table-cell>
          <table:table-cell table:style-name="ce105" office:value-type="float" office:value="1879.7447404301" calcext:value-type="float">
            <text:p><text:s/>1.880 </text:p>
          </table:table-cell>
          <table:table-cell table:style-name="ce107" table:formula="of:=INT([.B14])" office:value-type="float" office:value="1879" calcext:value-type="float">
            <text:p><text:s/>1.879,0 </text:p>
          </table:table-cell>
          <table:table-cell table:style-name="ce107" table:formula="of:=[.A14]" office:value-type="float" office:value="6.34782608695653" calcext:value-type="float">
            <text:p><text:s/>6,3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4]+[.$F$4]" office:value-type="float" office:value="6.65217391304348" calcext:value-type="float">
            <text:p><text:s/>6,65 </text:p>
          </table:table-cell>
          <table:table-cell table:style-name="ce105" office:value-type="float" office:value="1860.75387353655" calcext:value-type="float">
            <text:p><text:s/>1.861 </text:p>
          </table:table-cell>
          <table:table-cell table:style-name="ce107" table:formula="of:=INT([.B15])" office:value-type="float" office:value="1860" calcext:value-type="float">
            <text:p><text:s/>1.860,0 </text:p>
          </table:table-cell>
          <table:table-cell table:style-name="ce107" table:formula="of:=[.A15]" office:value-type="float" office:value="6.65217391304348" calcext:value-type="float">
            <text:p><text:s/>6,7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5]+[.$F$4]" office:value-type="float" office:value="6.95652173913044" calcext:value-type="float">
            <text:p><text:s/>6,96 </text:p>
          </table:table-cell>
          <table:table-cell table:style-name="ce105" office:value-type="float" office:value="1834.89695404576" calcext:value-type="float">
            <text:p><text:s/>1.835 </text:p>
          </table:table-cell>
          <table:table-cell table:style-name="ce107" table:formula="of:=INT([.B16])" office:value-type="float" office:value="1834" calcext:value-type="float">
            <text:p><text:s/>1.834,0 </text:p>
          </table:table-cell>
          <table:table-cell table:style-name="ce107" table:formula="of:=[.A16]" office:value-type="float" office:value="6.95652173913044" calcext:value-type="float">
            <text:p><text:s/>7,0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6]+[.$F$4]" office:value-type="float" office:value="7.2608695652174" calcext:value-type="float">
            <text:p><text:s/>7,26 </text:p>
          </table:table-cell>
          <table:table-cell table:style-name="ce105" office:value-type="float" office:value="1803.26641956701" calcext:value-type="float">
            <text:p><text:s/>1.803 </text:p>
          </table:table-cell>
          <table:table-cell table:style-name="ce107" table:formula="of:=INT([.B17])" office:value-type="float" office:value="1803" calcext:value-type="float">
            <text:p><text:s/>1.803,0 </text:p>
          </table:table-cell>
          <table:table-cell table:style-name="ce107" table:formula="of:=[.A17]" office:value-type="float" office:value="7.2608695652174" calcext:value-type="float">
            <text:p><text:s/>7,3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7]+[.$F$4]" office:value-type="float" office:value="7.56521739130435" calcext:value-type="float">
            <text:p><text:s/>7,57 </text:p>
          </table:table-cell>
          <table:table-cell table:style-name="ce105" office:value-type="float" office:value="1766.89767735589" calcext:value-type="float">
            <text:p><text:s/>1.767 </text:p>
          </table:table-cell>
          <table:table-cell table:style-name="ce107" table:formula="of:=INT([.B18])" office:value-type="float" office:value="1766" calcext:value-type="float">
            <text:p><text:s/>1.766,0 </text:p>
          </table:table-cell>
          <table:table-cell table:style-name="ce107" table:formula="of:=[.A18]" office:value-type="float" office:value="7.56521739130435" calcext:value-type="float">
            <text:p><text:s/>7,6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8]+[.$F$4]" office:value-type="float" office:value="7.86956521739131" calcext:value-type="float">
            <text:p><text:s/>7,87 </text:p>
          </table:table-cell>
          <table:table-cell table:style-name="ce105" office:value-type="float" office:value="1726.74934296071" calcext:value-type="float">
            <text:p><text:s/>1.727 </text:p>
          </table:table-cell>
          <table:table-cell table:style-name="ce107" table:formula="of:=INT([.B19])" office:value-type="float" office:value="1726" calcext:value-type="float">
            <text:p><text:s/>1.726,0 </text:p>
          </table:table-cell>
          <table:table-cell table:style-name="ce107" table:formula="of:=[.A19]" office:value-type="float" office:value="7.86956521739131" calcext:value-type="float">
            <text:p><text:s/>7,9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9]+[.$F$4]" office:value-type="float" office:value="8.17391304347827" calcext:value-type="float">
            <text:p><text:s/>8,17 </text:p>
          </table:table-cell>
          <table:table-cell table:style-name="ce105" office:value-type="float" office:value="1683.6908953738" calcext:value-type="float">
            <text:p><text:s/>1.684 </text:p>
          </table:table-cell>
          <table:table-cell table:style-name="ce107" table:formula="of:=INT([.B20])" office:value-type="float" office:value="1683" calcext:value-type="float">
            <text:p><text:s/>1.683,0 </text:p>
          </table:table-cell>
          <table:table-cell table:style-name="ce107" table:formula="of:=[.A20]" office:value-type="float" office:value="8.17391304347827" calcext:value-type="float">
            <text:p><text:s/>8,2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20]+[.$F$4]" office:value-type="float" office:value="8.47826086956522" calcext:value-type="float">
            <text:p><text:s/>8,48 </text:p>
          </table:table-cell>
          <table:table-cell table:style-name="ce105" office:value-type="float" office:value="1638.49661955497" calcext:value-type="float">
            <text:p><text:s/>1.638 </text:p>
          </table:table-cell>
          <table:table-cell table:style-name="ce107" table:formula="of:=INT([.B21])" office:value-type="float" office:value="1638" calcext:value-type="float">
            <text:p><text:s/>1.638,0 </text:p>
          </table:table-cell>
          <table:table-cell table:style-name="ce107" table:formula="of:=[.A21]" office:value-type="float" office:value="8.47826086956522" calcext:value-type="float">
            <text:p><text:s/>8,5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21]+[.$F$4]" office:value-type="float" office:value="8.78260869565218" calcext:value-type="float">
            <text:p><text:s/>8,78 </text:p>
          </table:table-cell>
          <table:table-cell table:style-name="ce105" office:value-type="float" office:value="1591.84456807174" calcext:value-type="float">
            <text:p><text:s/>1.592 </text:p>
          </table:table-cell>
          <table:table-cell table:style-name="ce107" table:formula="of:=INT([.B22])" office:value-type="float" office:value="1591" calcext:value-type="float">
            <text:p><text:s/>1.591,0 </text:p>
          </table:table-cell>
          <table:table-cell table:style-name="ce107" table:formula="of:=[.A22]" office:value-type="float" office:value="8.78260869565218" calcext:value-type="float">
            <text:p><text:s/>8,8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22]+[.$F$4]" office:value-type="float" office:value="9.08695652173914" calcext:value-type="float">
            <text:p><text:s/>9,09 </text:p>
          </table:table-cell>
          <table:table-cell table:style-name="ce105" office:value-type="float" office:value="1544.31929108814" calcext:value-type="float">
            <text:p><text:s/>1.544 </text:p>
          </table:table-cell>
          <table:table-cell table:style-name="ce107" table:formula="of:=INT([.B23])" office:value-type="float" office:value="1544" calcext:value-type="float">
            <text:p><text:s/>1.544,0 </text:p>
          </table:table-cell>
          <table:table-cell table:style-name="ce107" table:formula="of:=[.A23]" office:value-type="float" office:value="9.08695652173914" calcext:value-type="float">
            <text:p><text:s/>9,1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23]+[.$F$4]" office:value-type="float" office:value="9.3913043478261" calcext:value-type="float">
            <text:p><text:s/>9,39 </text:p>
          </table:table-cell>
          <table:table-cell table:style-name="ce105" office:value-type="float" office:value="1496.41720224248" calcext:value-type="float">
            <text:p><text:s/>1.496 </text:p>
          </table:table-cell>
          <table:table-cell table:style-name="ce107" table:formula="of:=INT([.B24])" office:value-type="float" office:value="1496" calcext:value-type="float">
            <text:p><text:s/>1.496,0 </text:p>
          </table:table-cell>
          <table:table-cell table:style-name="ce107" table:formula="of:=[.A24]" office:value-type="float" office:value="9.3913043478261" calcext:value-type="float">
            <text:p><text:s/>9,4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24]+[.$F$4]" office:value-type="float" office:value="9.69565217391305" calcext:value-type="float">
            <text:p><text:s/>9,70 </text:p>
          </table:table-cell>
          <table:table-cell table:style-name="ce105" office:value-type="float" office:value="1448.55361965651" calcext:value-type="float">
            <text:p><text:s/>1.449 </text:p>
          </table:table-cell>
          <table:table-cell table:style-name="ce107" table:formula="of:=INT([.B25])" office:value-type="float" office:value="1448" calcext:value-type="float">
            <text:p><text:s/>1.448,0 </text:p>
          </table:table-cell>
          <table:table-cell table:style-name="ce107" table:formula="of:=[.A25]" office:value-type="float" office:value="9.69565217391305" calcext:value-type="float">
            <text:p><text:s/>9,7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25]+[.$F$4]" office:value-type="float" office:value="10" calcext:value-type="float">
            <text:p><text:s/>10,00 </text:p>
          </table:table-cell>
          <table:table-cell table:style-name="ce105" office:value-type="float" office:value="1401.0707107245" calcext:value-type="float">
            <text:p><text:s/>1.401 </text:p>
          </table:table-cell>
          <table:table-cell table:style-name="ce107" table:formula="of:=INT([.B26])" office:value-type="float" office:value="1401" calcext:value-type="float">
            <text:p><text:s/>1.401,0 </text:p>
          </table:table-cell>
          <table:table-cell table:style-name="ce107" table:formula="of:=[.A26]" office:value-type="float" office:value="10" calcext:value-type="float">
            <text:p><text:s/>10,0 </text:p>
          </table:table-cell>
          <table:table-cell table:style-name="ce112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4"/>
          <table:table-cell table:style-name="ce113" office:value-type="string" calcext:value-type="string">
            <text:p>This worksheet uses the rocket configuration defined in the <text:span text:style-name="T33">Metric</text:span><text:span text:style-name="T34"> worksheet</text:span></text:p>
          </table:table-cell>
          <table:table-cell table:number-columns-repeated="59"/>
        </table:table-row>
        <table:table-row table:style-name="ro4" table:number-rows-repeated="1048547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a" table:base-cell-address="$Intro.$A$1" table:expression="['file:///C:/DOCUME~1/RICHAR~1/LOCALS~1/TEMP/EzAlt%20(best%20mass)%20(ver%2031'#$'.0).xls].0).xls].0).xls].0).xls].0).xls'.$F$18]"/>
          <table:named-expression table:name="ae" table:base-cell-address="$Intro.$A$1" table:expression="#REF!"/>
          <table:named-expression table:name="Cd" table:base-cell-address="$Intro.$A$1" table:expression="['file:///C:/DOCUME~1/RICHAR~1/LOCALS~1/TEMP/EzAlt%20(best%20mass)%20(ver%2031'#$'.0).xls].0).xls].0).xls].0).xls].0).xls'.$F$12]"/>
          <table:named-expression table:name="cde" table:base-cell-address="$Intro.$A$1" table:expression="#REF!"/>
          <table:named-expression table:name="classtab" table:base-cell-address="$Intro.$A$1" table:expression="#REF!"/>
          <table:named-expression table:name="Dia" table:base-cell-address="$Intro.$A$1" table:expression="['file:///C:/DOCUME~1/RICHAR~1/LOCALS~1/TEMP/EzAlt%20(best%20mass)%20(ver%2031'#$'.0).xls].0).xls].0).xls].0).xls].0).xls'.$F$11]"/>
          <table:named-expression table:name="diae" table:base-cell-address="$Intro.$A$1" table:expression="#REF!"/>
          <table:named-expression table:name="f" table:base-cell-address="$Intro.$A$1" table:expression="['file:///C:/DOCUME~1/RICHAR~1/LOCALS~1/TEMP/EzAlt%20(best%20mass)%20(ver%2031'#$'.0).xls].0).xls].0).xls].0).xls].0).xls'.$F$7]"/>
          <table:named-expression table:name="fact" table:base-cell-address="$Intro.$A$1" table:expression="['file:///C:/DOCUME~1/RICHAR~1/LOCALS~1/TEMP/EzAlt%20(best%20mass)%20(ver%2031'#$'.0).xls].0).xls].0).xls].0).xls].0).xls'.$F$27]"/>
          <table:named-expression table:name="fact1" table:base-cell-address="$Intro.$A$1" table:expression="['file:///C:/DOCUME~1/RICHAR~1/LOCALS~1/TEMP/EzAlt%20(best%20mass)%20(ver%2031'#$'.0).xls].0).xls].0).xls].0).xls].0).xls'.$F$27]"/>
          <table:named-expression table:name="fact1e" table:base-cell-address="$Intro.$A$1" table:expression="#REF!"/>
          <table:named-expression table:name="fact2" table:base-cell-address="$Intro.$A$1" table:expression="['file:///C:/DOCUME~1/RICHAR~1/LOCALS~1/TEMP/EzAlt%20(best%20mass)%20(ver%2031'#$'.0).xls].0).xls].0).xls].0).xls].0).xls'.$F$28]"/>
          <table:named-expression table:name="fact2e" table:base-cell-address="$Intro.$A$1" table:expression="#REF!"/>
          <table:named-expression table:name="fact3" table:base-cell-address="$Intro.$A$1" table:expression="['file:///C:/DOCUME~1/RICHAR~1/LOCALS~1/TEMP/EzAlt%20(best%20mass)%20(ver%2031'#$'.0).xls].0).xls].0).xls].0).xls].0).xls'.$F$29]"/>
          <table:named-expression table:name="fact3e" table:base-cell-address="$Intro.$A$1" table:expression="#REF!"/>
          <table:named-expression table:name="fact4" table:base-cell-address="$Intro.$A$1" table:expression="['file:///C:/DOCUME~1/RICHAR~1/LOCALS~1/TEMP/EzAlt%20(best%20mass)%20(ver%2031'#$'.0).xls].0).xls].0).xls].0).xls].0).xls'.$F$30]"/>
          <table:named-expression table:name="fact4e" table:base-cell-address="$Intro.$A$1" table:expression="#REF!"/>
          <table:named-expression table:name="fe" table:base-cell-address="$Intro.$A$1" table:expression="#REF!"/>
          <table:named-expression table:name="it" table:base-cell-address="$Intro.$A$1" table:expression="['file:///C:/DOCUME~1/RICHAR~1/LOCALS~1/TEMP/EzAlt%20(best%20mass)%20(ver%2031'#$'.0).xls].0).xls].0).xls].0).xls].0).xls'.$F$8]"/>
          <table:named-expression table:name="ite" table:base-cell-address="$Intro.$A$1" table:expression="#REF!"/>
          <table:named-expression table:name="iterm" table:base-cell-address="$Intro.$A$1" table:expression="['file:///C:/DOCUME~1/RICHAR~1/LOCALS~1/TEMP/EzAlt%20(best%20mass)%20(ver%2031'#$'.0).xls].0).xls].0).xls].0).xls].0).xls'.$F$26]"/>
          <table:named-expression table:name="iterme" table:base-cell-address="$Intro.$A$1" table:expression="#REF!"/>
          <table:named-expression table:name="mp" table:base-cell-address="$Intro.$A$1" table:expression="['file:///C:/DOCUME~1/RICHAR~1/LOCALS~1/TEMP/EzAlt%20(best%20mass)%20(ver%2031'#$'.0).xls].0).xls].0).xls].0).xls].0).xls'.$F$9]"/>
          <table:named-expression table:name="mpe" table:base-cell-address="$Intro.$A$1" table:expression="#REF!"/>
          <table:named-expression table:name="mr" table:base-cell-address="$Intro.$A$1" table:expression="['file:///C:/DOCUME~1/RICHAR~1/LOCALS~1/TEMP/EzAlt%20(best%20mass)%20(ver%2031'#$'.0).xls].0).xls].0).xls].0).xls].0).xls'.$F$10]"/>
          <table:named-expression table:name="mra" table:base-cell-address="$Intro.$A$1" table:expression="['file:///C:/DOCUME~1/RICHAR~1/LOCALS~1/TEMP/EzAlt%20(best%20mass)%20(ver%2031'#$'.0).xls].0).xls].0).xls].0).xls].0).xls'.$F$16]"/>
          <table:named-expression table:name="mrae" table:base-cell-address="$Intro.$A$1" table:expression="#REF!"/>
          <table:named-expression table:name="mre" table:base-cell-address="$Intro.$A$1" table:expression="#REF!"/>
          <table:named-expression table:name="t" table:base-cell-address="$Intro.$A$1" table:expression="['file:///C:/DOCUME~1/RICHAR~1/LOCALS~1/TEMP/EzAlt%20(best%20mass)%20(ver%2031'#$'.0).xls].0).xls].0).xls].0).xls].0).xls'.$F$14]"/>
          <table:named-expression table:name="te" table:base-cell-address="$Intro.$A$1" table:expression="#REF!"/>
          <table:named-expression table:name="vmax" table:base-cell-address="$Intro.$A$1" table:expression="['file:///C:/DOCUME~1/RICHAR~1/LOCALS~1/TEMP/EzAlt%20(best%20mass)%20(ver%2031'#$'.0).xls].0).xls].0).xls].0).xls].0).xls'.$F$23]"/>
          <table:named-expression table:name="vmaxe" table:base-cell-address="$Intro.$A$1" table:expression="#REF!"/>
          <table:named-expression table:name="zed1" table:base-cell-address="$Intro.$A$1" table:expression="['file:///C:/DOCUME~1/RICHAR~1/LOCALS~1/TEMP/EzAlt%20(best%20mass)%20(ver%2031'#$'.0).xls].0).xls].0).xls].0).xls].0).xls'.$F$24]"/>
          <table:named-expression table:name="zed1e" table:base-cell-address="$Intro.$A$1" table:expression="#REF!"/>
        </table:named-expressions>
      </table:table>
      <table:table table:name="Class" table:style-name="ta5" table:protected="true" table:protection-key="BHuanMOZgYAYWbOqgbbbIq6Tl1g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" table:number-columns-repeated="5" table:default-cell-style-name="Default"/>
        <table:table-column table:style-name="co12" table:default-cell-style-name="ce241"/>
        <table:table-column table:style-name="co2" table:number-columns-repeated="58" table:default-cell-style-name="Default"/>
        <table:table-row table:style-name="ro4" table:number-rows-repeated="5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8">
          <table:table-cell/>
          <table:table-cell table:style-name="ce362" office:value-type="string" calcext:value-type="string" table:number-columns-spanned="5" table:number-rows-spanned="1">
            <text:p>Rocket Motor Classification System</text:p>
          </table:table-cell>
          <table:covered-table-cell table:number-columns-repeated="3" table:style-name="ce370"/>
          <table:covered-table-cell table:style-name="ce389"/>
          <table:table-cell table:number-columns-repeated="58"/>
        </table:table-row>
        <table:table-row table:style-name="ro7">
          <table:table-cell/>
          <table:table-cell table:style-name="ce363" office:value-type="string" calcext:value-type="string">
            <text:p>Class</text:p>
          </table:table-cell>
          <table:table-cell table:style-name="ce371" office:value-type="string" calcext:value-type="string" table:number-columns-spanned="3" table:number-rows-spanned="1">
            <text:p>Total Impulse</text:p>
          </table:table-cell>
          <table:covered-table-cell table:style-name="ce252"/>
          <table:covered-table-cell table:style-name="ce383"/>
          <table:table-cell table:style-name="ce390"/>
          <table:table-cell table:number-columns-repeated="58"/>
        </table:table-row>
        <table:table-row table:style-name="ro9">
          <table:table-cell/>
          <table:table-cell table:style-name="ce364"/>
          <table:table-cell table:style-name="ce372" office:value-type="string" calcext:value-type="string" table:number-columns-spanned="3" table:number-rows-spanned="1">
            <text:p>(Newton-seconds)</text:p>
          </table:table-cell>
          <table:covered-table-cell table:style-name="ce379"/>
          <table:covered-table-cell table:style-name="ce384"/>
          <table:table-cell table:style-name="ce390"/>
          <table:table-cell table:number-columns-repeated="58"/>
        </table:table-row>
        <table:table-row table:style-name="ro9">
          <table:table-cell/>
          <table:table-cell table:style-name="ce365" office:value-type="string" calcext:value-type="string">
            <text:p>A</text:p>
          </table:table-cell>
          <table:table-cell table:style-name="ce373" office:value-type="float" office:value="1.3" calcext:value-type="float">
            <text:p>1,3</text:p>
          </table:table-cell>
          <table:table-cell table:style-name="ce252"/>
          <table:table-cell table:style-name="ce385" office:value-type="float" office:value="2.5" calcext:value-type="float">
            <text:p>2,5</text:p>
          </table:table-cell>
          <table:table-cell table:style-name="ce390"/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B</text:p>
          </table:table-cell>
          <table:table-cell table:style-name="ce374" office:value-type="float" office:value="2.5" calcext:value-type="float">
            <text:p>2,5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5" calcext:value-type="float">
            <text:p>5</text:p>
          </table:table-cell>
          <table:table-cell table:style-name="ce391" office:value-type="string" calcext:value-type="string">
            <text:p>B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C</text:p>
          </table:table-cell>
          <table:table-cell table:style-name="ce375" office:value-type="float" office:value="5.1" calcext:value-type="float">
            <text:p>5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10" calcext:value-type="float">
            <text:p>10</text:p>
          </table:table-cell>
          <table:table-cell table:style-name="ce391" office:value-type="string" calcext:value-type="string">
            <text:p>C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D</text:p>
          </table:table-cell>
          <table:table-cell table:style-name="ce375" office:value-type="float" office:value="10.1" calcext:value-type="float">
            <text:p>1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20" calcext:value-type="float">
            <text:p>20</text:p>
          </table:table-cell>
          <table:table-cell table:style-name="ce391" office:value-type="string" calcext:value-type="string">
            <text:p>D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E</text:p>
          </table:table-cell>
          <table:table-cell table:style-name="ce375" office:value-type="float" office:value="20.1" calcext:value-type="float">
            <text:p>2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40" calcext:value-type="float">
            <text:p>40</text:p>
          </table:table-cell>
          <table:table-cell table:style-name="ce391" office:value-type="string" calcext:value-type="string">
            <text:p>E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F</text:p>
          </table:table-cell>
          <table:table-cell table:style-name="ce375" office:value-type="float" office:value="40.1" calcext:value-type="float">
            <text:p>4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80" calcext:value-type="float">
            <text:p>80</text:p>
          </table:table-cell>
          <table:table-cell table:style-name="ce391" office:value-type="string" calcext:value-type="string">
            <text:p>F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G</text:p>
          </table:table-cell>
          <table:table-cell table:style-name="ce375" office:value-type="float" office:value="80.1" calcext:value-type="float">
            <text:p>8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160" calcext:value-type="float">
            <text:p>160</text:p>
          </table:table-cell>
          <table:table-cell table:style-name="ce391" office:value-type="string" calcext:value-type="string">
            <text:p>G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H</text:p>
          </table:table-cell>
          <table:table-cell table:style-name="ce375" office:value-type="float" office:value="160.1" calcext:value-type="float">
            <text:p>16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320" calcext:value-type="float">
            <text:p>320</text:p>
          </table:table-cell>
          <table:table-cell table:style-name="ce391" office:value-type="string" calcext:value-type="string">
            <text:p>H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I</text:p>
          </table:table-cell>
          <table:table-cell table:style-name="ce375" office:value-type="float" office:value="320.1" calcext:value-type="float">
            <text:p>32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640" calcext:value-type="float">
            <text:p>640</text:p>
          </table:table-cell>
          <table:table-cell table:style-name="ce391" office:value-type="string" calcext:value-type="string">
            <text:p>I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J</text:p>
          </table:table-cell>
          <table:table-cell table:style-name="ce375" office:value-type="float" office:value="640.1" calcext:value-type="float">
            <text:p>64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1280" calcext:value-type="float">
            <text:p>1280</text:p>
          </table:table-cell>
          <table:table-cell table:style-name="ce391" office:value-type="string" calcext:value-type="string">
            <text:p>J</text:p>
          </table:table-cell>
          <table:table-cell table:number-columns-repeated="58"/>
        </table:table-row>
        <table:table-row table:style-name="ro9">
          <table:table-cell/>
          <table:table-cell table:style-name="ce367" office:value-type="string" calcext:value-type="string">
            <text:p>K</text:p>
          </table:table-cell>
          <table:table-cell table:style-name="ce376" office:value-type="float" office:value="1280.1" calcext:value-type="float">
            <text:p>1280</text:p>
          </table:table-cell>
          <table:table-cell table:style-name="ce381" office:value-type="string" calcext:value-type="string">
            <text:p>-</text:p>
          </table:table-cell>
          <table:table-cell table:style-name="ce387" office:value-type="float" office:value="2560" calcext:value-type="float">
            <text:p>2560</text:p>
          </table:table-cell>
          <table:table-cell table:style-name="ce392" office:value-type="string" calcext:value-type="string">
            <text:p>K</text:p>
          </table:table-cell>
          <table:table-cell table:number-columns-repeated="58"/>
        </table:table-row>
        <table:table-row table:style-name="ro9">
          <table:table-cell table:style-name="ce342"/>
          <table:table-cell table:style-name="ce368"/>
          <table:table-cell table:style-name="ce377"/>
          <table:table-cell table:style-name="ce382"/>
          <table:table-cell table:style-name="ce388"/>
          <table:table-cell table:style-name="ce393"/>
          <table:table-cell table:style-name="ce342"/>
          <table:table-cell table:number-columns-repeated="57"/>
        </table:table-row>
        <table:table-row table:style-name="ro7" table:number-rows-repeated="4">
          <table:table-cell table:style-name="ce342"/>
          <table:table-cell table:style-name="ce368"/>
          <table:table-cell table:style-name="ce377"/>
          <table:table-cell table:style-name="ce382"/>
          <table:table-cell table:style-name="ce388"/>
          <table:table-cell table:style-name="ce393"/>
          <table:table-cell table:style-name="ce342"/>
          <table:table-cell table:number-columns-repeated="57"/>
        </table:table-row>
        <table:table-row table:style-name="ro4">
          <table:table-cell/>
          <table:table-cell table:style-name="ce369" table:number-columns-repeated="4"/>
          <table:table-cell table:number-columns-repeated="59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visions" table:style-name="ta6" table:protected="true" table:protection-key="BHuanMOZgYAYWbOqgbbbIq6Tl1g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" table:default-cell-style-name="Default"/>
        <table:table-column table:style-name="co13" table:default-cell-style-name="ce241"/>
        <table:table-column table:style-name="co14" table:default-cell-style-name="ce241"/>
        <table:table-column table:style-name="co15" table:default-cell-style-name="ce241"/>
        <table:table-column table:style-name="co16" table:default-cell-style-name="ce241"/>
        <table:table-column table:style-name="co2" table:number-columns-repeated="59" table:default-cell-style-name="Default"/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table:style-name="ce394"/>
          <table:table-cell table:style-name="ce401" office:value-type="string" calcext:value-type="string">
            <text:p>Record of Revisions</text:p>
          </table:table-cell>
          <table:table-cell table:style-name="ce267" table:number-columns-repeated="5"/>
          <table:table-cell table:style-name="ce268"/>
          <table:table-cell table:number-columns-repeated="55"/>
        </table:table-row>
        <table:table-row table:style-name="ro4">
          <table:table-cell/>
          <table:table-cell table:style-name="ce395"/>
          <table:table-cell table:style-name="ce256" table:number-columns-repeated="6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6" office:value-type="string" calcext:value-type="string">
            <text:p>Version</text:p>
          </table:table-cell>
          <table:table-cell table:style-name="ce402" office:value-type="string" calcext:value-type="string">
            <text:p>Date</text:p>
          </table:table-cell>
          <table:table-cell table:style-name="ce409" office:value-type="string" calcext:value-type="string">
            <text:p>Worksheet</text:p>
          </table:table-cell>
          <table:table-cell table:style-name="ce402" office:value-type="string" calcext:value-type="string">
            <text:p>Changes</text:p>
          </table:table-cell>
          <table:table-cell table:style-name="ce402"/>
          <table:table-cell table:style-name="ce255" table:number-columns-repeated="2"/>
          <table:table-cell table:style-name="ce270"/>
          <table:table-cell table:number-columns-repeated="55"/>
        </table:table-row>
        <table:table-row table:style-name="ro4">
          <table:table-cell/>
          <table:table-cell table:style-name="ce397" office:value-type="float" office:value="1" calcext:value-type="float">
            <text:p>1,00</text:p>
          </table:table-cell>
          <table:table-cell table:style-name="ce403" office:value-type="date" office:date-value="2002-12-20" calcext:value-type="date">
            <text:p>Dec-02</text:p>
          </table:table-cell>
          <table:table-cell table:style-name="ce410" office:value-type="string" calcext:value-type="string">
            <text:p>All</text:p>
          </table:table-cell>
          <table:table-cell table:style-name="ce414" office:value-type="string" calcext:value-type="string">
            <text:p>Initial release</text:p>
          </table:table-cell>
          <table:table-cell table:style-name="ce414" table:number-columns-repeated="3"/>
          <table:table-cell table:style-name="ce417"/>
          <table:table-cell table:number-columns-repeated="55"/>
        </table:table-row>
        <table:table-row table:style-name="ro4">
          <table:table-cell/>
          <table:table-cell table:style-name="ce398" office:value-type="float" office:value="1.1" calcext:value-type="float">
            <text:p>1,1</text:p>
          </table:table-cell>
          <table:table-cell table:style-name="ce403" office:value-type="date" office:date-value="2005-10-01" calcext:value-type="date">
            <text:p>Oct-05</text:p>
          </table:table-cell>
          <table:table-cell table:style-name="ce410" office:value-type="string" calcext:value-type="string">
            <text:p>Intro, Best Mass</text:p>
          </table:table-cell>
          <table:table-cell table:style-name="ce414" office:value-type="string" calcext:value-type="string">
            <text:p>Introduction revised; Best Mass worksheet added.</text:p>
          </table:table-cell>
          <table:table-cell table:style-name="ce414" table:number-columns-repeated="3"/>
          <table:table-cell table:style-name="ce417"/>
          <table:table-cell table:number-columns-repeated="55"/>
        </table:table-row>
        <table:table-row table:style-name="ro4">
          <table:table-cell/>
          <table:table-cell table:style-name="ce399" office:value-type="float" office:value="1.2" calcext:value-type="float">
            <text:p>1,2</text:p>
          </table:table-cell>
          <table:table-cell table:style-name="ce404" office:value-type="date" office:date-value="2007-02-01" calcext:value-type="date">
            <text:p>Feb-07</text:p>
          </table:table-cell>
          <table:table-cell table:style-name="ce411" office:value-type="string" calcext:value-type="string">
            <text:p>Intro</text:p>
          </table:table-cell>
          <table:table-cell table:style-name="ce415" office:value-type="string" calcext:value-type="string">
            <text:p>Introduction revised for clarity; applicable range expanded; title changed.</text:p>
          </table:table-cell>
          <table:table-cell table:style-name="ce267" table:number-columns-repeated="3"/>
          <table:table-cell table:style-name="ce268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English</text:p>
          </table:table-cell>
          <table:table-cell table:style-name="ce256" office:value-type="string" calcext:value-type="string">
            <text:p>Title changed; text changed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English</text:p>
          </table:table-cell>
          <table:table-cell table:style-name="ce342" office:value-type="string" calcext:value-type="string">
            <text:p>Version &amp; date updated.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English</text:p>
          </table:table-cell>
          <table:table-cell table:style-name="ce256" office:value-type="string" calcext:value-type="string">
            <text:p>Fixed error in "valid range" warning message.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English</text:p>
          </table:table-cell>
          <table:table-cell table:style-name="ce342" office:value-type="string" calcext:value-type="string">
            <text:p>Minor alteration in calculation routine for <text:span text:style-name="T10">N</text:span><text:span text:style-name="T11">.</text:span>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Metric</text:p>
          </table:table-cell>
          <table:table-cell table:style-name="ce256" office:value-type="string" calcext:value-type="string">
            <text:p>Title changed; text changed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Metric</text:p>
          </table:table-cell>
          <table:table-cell table:style-name="ce342" office:value-type="string" calcext:value-type="string">
            <text:p>Version &amp; date updated.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Metric</text:p>
          </table:table-cell>
          <table:table-cell table:style-name="ce342" office:value-type="string" calcext:value-type="string">
            <text:p>Minor alteration in calculation routine for <text:span text:style-name="T10">N</text:span><text:span text:style-name="T11">.</text:span>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6"/>
          <table:table-cell table:style-name="ce405" office:value-type="string" calcext:value-type="string">
            <text:p>Best mass</text:p>
          </table:table-cell>
          <table:table-cell table:style-name="ce342" office:value-type="string" calcext:value-type="string">
            <text:p>Clarification statement added.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400"/>
          <table:table-cell table:style-name="ce407"/>
          <table:table-cell table:style-name="ce407" office:value-type="string" calcext:value-type="string">
            <text:p>Class</text:p>
          </table:table-cell>
          <table:table-cell table:style-name="ce416" office:value-type="string" calcext:value-type="string">
            <text:p>Range of classes in table reduced to <text:span text:style-name="T10">A through K.</text:span></text:p>
          </table:table-cell>
          <table:table-cell table:style-name="ce255" table:number-columns-repeated="3"/>
          <table:table-cell table:style-name="ce270"/>
          <table:table-cell table:number-columns-repeated="55"/>
        </table:table-row>
        <table:table-row table:style-name="ro4">
          <table:table-cell table:style-name="ce256"/>
          <table:table-cell table:style-name="ce394" office:value-type="float" office:value="1.3" calcext:value-type="float">
            <text:p>1,3</text:p>
          </table:table-cell>
          <table:table-cell table:style-name="ce404" office:value-type="date" office:date-value="2016-10-01" calcext:value-type="date">
            <text:p>Oct-16</text:p>
          </table:table-cell>
          <table:table-cell table:style-name="ce412" office:value-type="string" calcext:value-type="string">
            <text:p>English</text:p>
          </table:table-cell>
          <table:table-cell table:style-name="ce415" office:value-type="string" calcext:value-type="string">
            <text:p>Corrected error in formula for acceleration</text:p>
          </table:table-cell>
          <table:table-cell table:style-name="ce267" table:number-columns-repeated="3"/>
          <table:table-cell table:style-name="ce268"/>
          <table:table-cell table:number-columns-repeated="55"/>
        </table:table-row>
        <table:table-row table:style-name="ro4">
          <table:table-cell table:style-name="ce256"/>
          <table:table-cell table:style-name="ce400"/>
          <table:table-cell table:style-name="ce407"/>
          <table:table-cell table:style-name="ce413" office:value-type="string" calcext:value-type="string">
            <text:p>Metric</text:p>
          </table:table-cell>
          <table:table-cell table:style-name="ce255" table:number-columns-repeated="4"/>
          <table:table-cell table:style-name="ce270"/>
          <table:table-cell table:number-columns-repeated="55"/>
        </table:table-row>
        <table:table-row table:style-name="ro4" table:number-rows-repeated="4">
          <table:table-cell table:style-name="ce256" table:number-columns-repeated="2"/>
          <table:table-cell table:style-name="ce405"/>
          <table:table-cell table:style-name="ce256" table:number-columns-repeated="4"/>
          <table:table-cell table:number-columns-repeated="57"/>
        </table:table-row>
        <table:table-row table:style-name="ro4">
          <table:table-cell table:number-columns-repeated="2"/>
          <table:table-cell table:style-name="ce408"/>
          <table:table-cell table:number-columns-repeated="61"/>
        </table:table-row>
        <table:table-row table:style-name="ro4" table:number-rows-repeated="104855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a" table:base-cell-address="$Intro.$A$1" table:cell-range-address="$Metric.$F$18"/>
        <table:named-expression table:name="abo" table:base-cell-address="$Intro.$A$1" table:expression="#REF!"/>
        <table:named-range table:name="ae" table:base-cell-address="$Intro.$A$1" table:cell-range-address="$English.$F$18"/>
        <table:named-expression table:name="aexit" table:base-cell-address="$Intro.$A$1" table:expression="#REF!"/>
        <table:named-expression table:name="ae_1" table:base-cell-address="$Intro.$A$1" table:expression="#REF!"/>
        <table:named-expression table:name="am_1" table:base-cell-address="$Intro.$A$1" table:expression="#REF!"/>
        <table:named-expression table:name="astarf" table:base-cell-address="$Intro.$A$1" table:expression="#REF!"/>
        <table:named-expression table:name="at" table:base-cell-address="$Intro.$A$1" table:expression="#REF!"/>
        <table:named-expression table:name="atfinal" table:base-cell-address="$Intro.$A$1" table:expression="#REF!"/>
        <table:named-range table:name="Cd" table:base-cell-address="$Intro.$A$1" table:cell-range-address="$Metric.$F$12"/>
        <table:named-range table:name="cde" table:base-cell-address="$Intro.$A$1" table:cell-range-address="$English.$F$12"/>
        <table:named-expression table:name="ci" table:base-cell-address="$Intro.$A$1" table:expression="#REF!"/>
        <table:named-range table:name="classtab" table:base-cell-address="$Intro.$A$1" table:cell-range-address="$Class.$C$11:.$F$25"/>
        <table:named-expression table:name="cstar" table:base-cell-address="$Intro.$A$1" table:expression="#REF!"/>
        <table:named-expression table:name="dc" table:base-cell-address="$Intro.$A$1" table:expression="#REF!"/>
        <table:named-expression table:name="deltap" table:base-cell-address="$Intro.$A$1" table:expression="#REF!"/>
        <table:named-expression table:name="deltat" table:base-cell-address="$Intro.$A$1" table:expression="#REF!"/>
        <table:named-expression table:name="deltax" table:base-cell-address="$Intro.$A$1" table:expression="#REF!"/>
        <table:named-range table:name="Dia" table:base-cell-address="$Intro.$A$1" table:cell-range-address="$Metric.$F$11"/>
        <table:named-range table:name="diae" table:base-cell-address="$Intro.$A$1" table:cell-range-address="$English.$F$11"/>
        <table:named-expression table:name="dio" table:base-cell-address="$Intro.$A$1" table:expression="#REF!"/>
        <table:named-expression table:name="do" table:base-cell-address="$Intro.$A$1" table:expression="#REF!"/>
        <table:named-expression table:name="dto" table:base-cell-address="$Intro.$A$1" table:expression="#REF!"/>
        <table:named-expression table:name="ei" table:base-cell-address="$Intro.$A$1" table:expression="#REF!"/>
        <table:named-expression table:name="erate" table:base-cell-address="$Intro.$A$1" table:expression="#REF!"/>
        <table:named-expression table:name="etac" table:base-cell-address="$Intro.$A$1" table:expression="#REF!"/>
        <table:named-expression table:name="etanoz" table:base-cell-address="$Intro.$A$1" table:expression="#REF!"/>
        <table:named-expression table:name="exprat" table:base-cell-address="$Intro.$A$1" table:expression="#REF!"/>
        <table:named-expression table:name="expratfinal" table:base-cell-address="$Intro.$A$1" table:expression="#REF!"/>
        <table:named-range table:name="f" table:base-cell-address="$Intro.$A$1" table:cell-range-address="$Metric.$F$7"/>
        <table:named-range table:name="fact" table:base-cell-address="$Intro.$A$1" table:cell-range-address="$Metric.$F$27"/>
        <table:named-range table:name="fact1" table:base-cell-address="$Intro.$A$1" table:cell-range-address="$Metric.$F$27"/>
        <table:named-range table:name="fact1e" table:base-cell-address="$Intro.$A$1" table:cell-range-address="$English.$F$27"/>
        <table:named-range table:name="fact2" table:base-cell-address="$Intro.$A$1" table:cell-range-address="$Metric.$F$28"/>
        <table:named-range table:name="fact2e" table:base-cell-address="$Intro.$A$1" table:cell-range-address="$English.$F$28"/>
        <table:named-range table:name="fact3" table:base-cell-address="$Intro.$A$1" table:cell-range-address="$Metric.$F$29"/>
        <table:named-range table:name="fact3e" table:base-cell-address="$Intro.$A$1" table:cell-range-address="$English.$F$29"/>
        <table:named-range table:name="fact4" table:base-cell-address="$Intro.$A$1" table:cell-range-address="$Metric.$F$30"/>
        <table:named-range table:name="fact4e" table:base-cell-address="$Intro.$A$1" table:cell-range-address="$English.$F$30"/>
        <table:named-range table:name="fe" table:base-cell-address="$Intro.$A$1" table:cell-range-address="$English.$F$7"/>
        <table:named-expression table:name="fmax" table:base-cell-address="$Intro.$A$1" table:expression="#REF!"/>
        <table:named-expression table:name="fueltype" table:base-cell-address="$Intro.$A$1" table:expression="#REF!"/>
        <table:named-expression table:name="gstar" table:base-cell-address="$Intro.$A$1" table:expression="#REF!"/>
        <table:named-range table:name="it" table:base-cell-address="$Intro.$A$1" table:cell-range-address="$Metric.$F$8"/>
        <table:named-range table:name="ite" table:base-cell-address="$Intro.$A$1" table:cell-range-address="$English.$F$8"/>
        <table:named-range table:name="iterm" table:base-cell-address="$Intro.$A$1" table:cell-range-address="$Metric.$F$26"/>
        <table:named-range table:name="iterme" table:base-cell-address="$Intro.$A$1" table:cell-range-address="$English.$F$26"/>
        <table:named-expression table:name="itot" table:base-cell-address="$Intro.$A$1" table:expression="#REF!"/>
        <table:named-expression table:name="itsum" table:base-cell-address="$Intro.$A$1" table:expression="#REF!"/>
        <table:named-expression table:name="k" table:base-cell-address="$Intro.$A$1" table:expression="#REF!"/>
        <table:named-expression table:name="k2ph" table:base-cell-address="$Intro.$A$1" table:expression="#REF!"/>
        <table:named-expression table:name="kn" table:base-cell-address="$Intro.$A$1" table:expression="#REF!"/>
        <table:named-expression table:name="kndxbn_" table:base-cell-address="$Intro.$A$1" table:expression="#REF!"/>
        <table:named-expression table:name="knrange" table:base-cell-address="$Intro.$A$1" table:expression="#REF!"/>
        <table:named-expression table:name="knsobn_" table:base-cell-address="$Intro.$A$1" table:expression="#REF!"/>
        <table:named-expression table:name="ks_dx" table:base-cell-address="$Intro.$A$1" table:expression="#REF!"/>
        <table:named-expression table:name="ks_ot" table:base-cell-address="$Intro.$A$1" table:expression="#REF!"/>
        <table:named-expression table:name="ks_so" table:base-cell-address="$Intro.$A$1" table:expression="#REF!"/>
        <table:named-expression table:name="kv" table:base-cell-address="$Intro.$A$1" table:expression="#REF!"/>
        <table:named-expression table:name="k_dx" table:base-cell-address="$Intro.$A$1" table:expression="#REF!"/>
        <table:named-expression table:name="k_ot" table:base-cell-address="$Intro.$A$1" table:expression="#REF!"/>
        <table:named-expression table:name="k_so" table:base-cell-address="$Intro.$A$1" table:expression="#REF!"/>
        <table:named-expression table:name="lc" table:base-cell-address="$Intro.$A$1" table:expression="#REF!"/>
        <table:named-expression table:name="lgo" table:base-cell-address="$Intro.$A$1" table:expression="#REF!"/>
        <table:named-expression table:name="lo" table:base-cell-address="$Intro.$A$1" table:expression="#REF!"/>
        <table:named-expression table:name="m" table:base-cell-address="$Intro.$A$1" table:expression="#REF!"/>
        <table:named-expression table:name="me" table:base-cell-address="$Intro.$A$1" table:expression="#REF!"/>
        <table:named-expression table:name="mef" table:base-cell-address="$Intro.$A$1" table:expression="#REF!"/>
        <table:named-expression table:name="mgrain" table:base-cell-address="$Intro.$A$1" table:expression="#REF!"/>
        <table:named-expression table:name="motorclass" table:base-cell-address="$Intro.$A$1" table:expression="#REF!"/>
        <table:named-range table:name="mp" table:base-cell-address="$Intro.$A$1" table:cell-range-address="$Metric.$F$9"/>
        <table:named-range table:name="mpe" table:base-cell-address="$Intro.$A$1" table:cell-range-address="$English.$F$9"/>
        <table:named-range table:name="mr" table:base-cell-address="$Intro.$A$1" table:cell-range-address="$Metric.$F$10"/>
        <table:named-range table:name="mra" table:base-cell-address="$Intro.$A$1" table:cell-range-address="$Metric.$F$16"/>
        <table:named-range table:name="mrae" table:base-cell-address="$Intro.$A$1" table:cell-range-address="$English.$F$16"/>
        <table:named-range table:name="mre" table:base-cell-address="$Intro.$A$1" table:cell-range-address="$English.$F$10"/>
        <table:named-expression table:name="m_dx" table:base-cell-address="$Intro.$A$1" table:expression="#REF!"/>
        <table:named-expression table:name="m_ot" table:base-cell-address="$Intro.$A$1" table:expression="#REF!"/>
        <table:named-expression table:name="m_so" table:base-cell-address="$Intro.$A$1" table:expression="#REF!"/>
        <table:named-expression table:name="n" table:base-cell-address="$Intro.$A$1" table:expression="#REF!"/>
        <table:named-expression table:name="ne_1" table:base-cell-address="$Intro.$A$1" table:expression="#REF!"/>
        <table:named-expression table:name="nm_1" table:base-cell-address="$Intro.$A$1" table:expression="#REF!"/>
        <table:named-expression table:name="osi" table:base-cell-address="$Intro.$A$1" table:expression="#REF!"/>
        <table:named-expression table:name="otherbn_" table:base-cell-address="$Intro.$A$1" table:expression="#REF!"/>
        <table:named-expression table:name="patm" table:base-cell-address="$Intro.$A$1" table:expression="#REF!"/>
        <table:named-expression table:name="pbd" table:base-cell-address="$Intro.$A$1" table:expression="#REF!"/>
        <table:named-expression table:name="pbout" table:base-cell-address="$Intro.$A$1" table:expression="#REF!"/>
        <table:named-expression table:name="pfinal" table:base-cell-address="$Intro.$A$1" table:expression="#REF!"/>
        <table:named-expression table:name="pmax" table:base-cell-address="$Intro.$A$1" table:expression="#REF!"/>
        <table:named-expression table:name="pmaxperc" table:base-cell-address="$Intro.$A$1" table:expression="#REF!"/>
        <table:named-expression table:name="rat" table:base-cell-address="$Intro.$A$1" table:expression="#REF!"/>
        <table:named-expression table:name="ravg" table:base-cell-address="$Intro.$A$1" table:expression="#REF!"/>
        <table:named-expression table:name="rhopdex" table:base-cell-address="$Intro.$A$1" table:expression="#REF!"/>
        <table:named-expression table:name="rhopgrain" table:base-cell-address="$Intro.$A$1" table:expression="#REF!"/>
        <table:named-expression table:name="rhopgraini" table:base-cell-address="$Intro.$A$1" table:expression="#REF!"/>
        <table:named-expression table:name="rhopot" table:base-cell-address="$Intro.$A$1" table:expression="#REF!"/>
        <table:named-expression table:name="rhopsorb" table:base-cell-address="$Intro.$A$1" table:expression="#REF!"/>
        <table:named-expression table:name="rhorat" table:base-cell-address="$Intro.$A$1" table:expression="#REF!"/>
        <table:named-expression table:name="runiv" table:base-cell-address="$Intro.$A$1" table:expression="#REF!"/>
        <table:named-range table:name="t" table:base-cell-address="$Intro.$A$1" table:cell-range-address="$Metric.$F$14"/>
        <table:named-range table:name="target" table:base-cell-address="$Intro.$A$1" table:cell-range-address="$'Best Mass'.$A$1"/>
        <table:named-expression table:name="tbinc" table:base-cell-address="$Intro.$A$1" table:expression="#REF!"/>
        <table:named-expression table:name="tbout" table:base-cell-address="$Intro.$A$1" table:expression="#REF!"/>
        <table:named-range table:name="te" table:base-cell-address="$Intro.$A$1" table:cell-range-address="$English.$F$14"/>
        <table:named-expression table:name="tincp" table:base-cell-address="$Intro.$A$1" table:expression="#REF!"/>
        <table:named-expression table:name="to" table:base-cell-address="$Intro.$A$1" table:expression="#REF!"/>
        <table:named-expression table:name="tothe" table:base-cell-address="$Intro.$A$1" table:expression="#REF!"/>
        <table:named-expression table:name="to_dx" table:base-cell-address="$Intro.$A$1" table:expression="#REF!"/>
        <table:named-expression table:name="to_ot" table:base-cell-address="$Intro.$A$1" table:expression="#REF!"/>
        <table:named-expression table:name="to_so" table:base-cell-address="$Intro.$A$1" table:expression="#REF!"/>
        <table:named-expression table:name="tthr" table:base-cell-address="$Intro.$A$1" table:expression="#REF!"/>
        <table:named-expression table:name="tweb" table:base-cell-address="$Intro.$A$1" table:expression="['file:///C:/MSOFFICE/EXCEL/BATES3_.xls'#$Calcs.$F$25]"/>
        <table:named-expression table:name="twebfinal" table:base-cell-address="$Intro.$A$1" table:expression="#REF!"/>
        <table:named-expression table:name="twebout" table:base-cell-address="$Intro.$A$1" table:expression="#REF!"/>
        <table:named-expression table:name="two" table:base-cell-address="$Intro.$A$1" table:expression="#REF!"/>
        <table:named-expression table:name="vc" table:base-cell-address="$Intro.$A$1" table:expression="#REF!"/>
        <table:named-expression table:name="vg" table:base-cell-address="$Intro.$A$1" table:expression="#REF!"/>
        <table:named-range table:name="vmax" table:base-cell-address="$Intro.$A$1" table:cell-range-address="$Metric.$F$23"/>
        <table:named-range table:name="vmaxe" table:base-cell-address="$Intro.$A$1" table:cell-range-address="$English.$F$23"/>
        <table:named-expression table:name="xfinal" table:base-cell-address="$Intro.$A$1" table:expression="#REF!"/>
        <table:named-expression table:name="xinc" table:base-cell-address="$Intro.$A$1" table:expression="#REF!"/>
        <table:named-expression table:name="xincp" table:base-cell-address="$Intro.$A$1" table:expression="#REF!"/>
        <table:named-range table:name="zed1" table:base-cell-address="$Intro.$A$1" table:cell-range-address="$Metric.$F$24"/>
        <table:named-range table:name="zed1e" table:base-cell-address="$Intro.$A$1" table:cell-range-address="$English.$F$2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motorclass" svg:font-family="motorcla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$</number:text>
      <number:number number:decimal-places="0" number:min-decimal-places="0" number:min-integer-digits="1" number:grouping="true"/>
    </number:number-style>
    <number:number-style style:name="N136">
      <number:text>-$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3" number:min-decimal-places="3" number:min-integer-digits="1"/>
    </number:number-style>
    <number:number-style style:name="N148">
      <number:number number:decimal-places="1" number:min-decimal-places="1" number:min-integer-digits="1"/>
    </number:number-style>
    <number:number-style style:name="N151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10">
      <style:table-cell-properties fo:padding="0.071cm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27cm" style:first-page-number="continue" style:scale-to="100%" style:writing-mode="lr-tb"/>
      <style:header-style>
        <style:header-footer-properties fo:min-height="0.75cm" fo:margin-left="0cm" fo:margin-right="0.63cm" fo:margin-bottom="0cm"/>
      </style:header-style>
      <style:footer-style>
        <style:header-footer-properties fo:min-height="0.75cm" fo:margin-left="0cm" fo:margin-right="0.63cm" fo:margin-top="0cm"/>
      </style:footer-style>
    </style:page-layout>
    <style:page-layout style:name="Mpm5">
      <style:page-layout-properties style:num-format="1" style:print-orientation="portrait" fo:margin-top="2.54cm" fo:margin-bottom="2.54cm" fo:margin-left="0.813cm" fo:margin-right="1.905cm" style:first-page-number="continue" style:scale-to="100%" style:writing-mode="lr-tb"/>
      <style:header-style>
        <style:header-footer-properties fo:min-height="0.75cm" fo:margin-left="1.087cm" fo:margin-right="0cm" fo:margin-bottom="0cm"/>
      </style:header-style>
      <style:footer-style>
        <style:header-footer-properties fo:min-height="0.75cm" fo:margin-left="1.087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5:31:44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ro" style:display-name="PageStyle_In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glish" style:display-name="PageStyle_Englis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ric" style:display-name="PageStyle_Metric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st_20_Mass" style:display-name="PageStyle_Best Mas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lass" style:display-name="PageStyle_Clas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visions" style:display-name="PageStyle_Revision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chard Nakka</meta:initial-creator>
    <meta:creation-date>2002-12-08T17:48:40</meta:creation-date>
    <dc:date>2020-10-06T15:49:06.133000000</dc:date>
    <meta:print-date>2002-12-21T13:31:05</meta:print-date>
    <meta:editing-duration>PT2H44M58S</meta:editing-duration>
    <meta:editing-cycles>3</meta:editing-cycles>
    <meta:generator>LibreOffice/7.0.1.2$Windows_X86_64 LibreOffice_project/7cbcfc562f6eb6708b5ff7d7397325de9e764452</meta:generator>
    <meta:document-statistic meta:table-count="6" meta:cell-count="491" meta:object-count="3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mass()
    Sheets("Metric").Select
    Range("F10").Select
    temp = ActiveCell.FormulaR1C1
    ActiveCell.FormulaR1C1 = "=target"
    
    Sheets("Best Mass").Select
    Range("A1").Select
    ActiveCell.FormulaR1C1 = "=R[2]C"
    Range("B1").Select
    Selection.Copy
    Range("B3").Select
    Selection.PasteSpecial Paste:=xlPasteValues, Operation:=xlNone, SkipBlanks _
        :=False, Transpose:=False
    Application.CutCopyMode = False
    Range("A1").Select
    ActiveCell.FormulaR1C1 = "=R[3]C"
    Range("B1").Select
    Selection.Copy
    Range("B4").Select
    Selection.PasteSpecial Paste:=xlPasteValues, Operation:=xlNone, SkipBlanks _
        :=False, Transpose:=False
    Application.CutCopyMode = False
    Range("A1").Select
    ActiveCell.FormulaR1C1 = "=R[4]C"
    Range("B1").Select
    Selection.Copy
    Range("B5").Select
    Selection.PasteSpecial Paste:=xlPasteValues, Operation:=xlNone, SkipBlanks _
        :=False, Transpose:=False
    Application.CutCopyMode = False
    Range("A1").Select
    ActiveCell.FormulaR1C1 = "=R[5]C"
    Range("B1").Select
    Selection.Copy
    Range("B1").Select
    Application.CutCopyMode = False
    Range("B1").Select
    Selection.Copy
    Range("B6").Select
    Selection.PasteSpecial Paste:=xlPasteValues, Operation:=xlNone, SkipBlanks _
        :=False, Transpose:=False
    Application.CutCopyMode = False
    Range("A1").Select
    ActiveCell.FormulaR1C1 = "=R[6]C"
    Range("B1").Select
    Selection.Copy
    Range("B7").Select
    Selection.PasteSpecial Paste:=xlPasteValues, Operation:=xlNone, SkipBlanks _
        :=False, Transpose:=False
    Application.CutCopyMode = False
    Range("A1").Select
    ActiveCell.FormulaR1C1 = "=R[7]C"
    Range("B8").Select
    Selection.End(xlUp).Select
    Selection.End(xlUp).Select
    Selection.Copy
    Range("B8").Select
    Selection.PasteSpecial Paste:=xlPasteValues, Operation:=xlNone, SkipBlanks _
        :=False, Transpose:=False
    Application.CutCopyMode = False
    Range("A1").Select
    ActiveCell.FormulaR1C1 = "=R[8]C"
    Range("B1").Select
    Selection.Copy
    Range("B9").Select
    Selection.PasteSpecial Paste:=xlPasteValues, Operation:=xlNone, SkipBlanks _
        :=False, Transpose:=False
    Application.CutCopyMode = False
    Range("A1").Select
    ActiveCell.FormulaR1C1 = "=R[9]C"
    Range("B1").Select
    Selection.Copy
    Range("B10").Select
    Selection.PasteSpecial Paste:=xlPasteValues, Operation:=xlNone, SkipBlanks _
        :=False, Transpose:=False
    Application.CutCopyMode = False
    Range("A1").Select
    ActiveCell.FormulaR1C1 = "=R[10]C"
    Range("B1").Select
    Selection.Copy
    Range("B11").Select
    Selection.PasteSpecial Paste:=xlPasteValues, Operation:=xlNone, SkipBlanks _
        :=False, Transpose:=False
    Application.CutCopyMode = False
    Range("A1").Select
    ActiveCell.FormulaR1C1 = "=R[11]C"
    Range("B1").Select
    Selection.Copy
    Range("B12").Select
    Selection.PasteSpecial Paste:=xlPasteValues, Operation:=xlNone, SkipBlanks _
        :=False, Transpose:=False
    Application.CutCopyMode = False
    Range("A1").Select
    ActiveCell.FormulaR1C1 = "=R[12]C"
    Range("B1").Select
    Selection.Copy
    Range("B13").Select
    Selection.PasteSpecial Paste:=xlPasteValues, Operation:=xlNone, SkipBlanks _
        :=False, Transpose:=False
    Application.CutCopyMode = False
    Range("A1").Select
    ActiveCell.FormulaR1C1 = "=R[13]C"
    Range("B1").Select
    Selection.Copy
    Range("B14").Select
    Selection.PasteSpecial Paste:=xlPasteValues, Operation:=xlNone, SkipBlanks _
        :=False, Transpose:=False
    Application.CutCopyMode = False
    Range("A1").Select
    ActiveCell.FormulaR1C1 = "=R[14]C"
    Range("B1").Select
    Selection.Copy
    Range("B15").Select
    Selection.PasteSpecial Paste:=xlPasteValues, Operation:=xlNone, SkipBlanks _
        :=False, Transpose:=False
    Application.CutCopyMode = False
    Range("A1").Select
    ActiveCell.FormulaR1C1 = "=R[15]C"
    Range("B1").Select
    Selection.Copy
    Range("B16").Select
    Selection.PasteSpecial Paste:=xlPasteValues, Operation:=xlNone, SkipBlanks _
        :=False, Transpose:=False
    Application.CutCopyMode = False
    Range("A1").Select
    ActiveCell.FormulaR1C1 = "=R[16]C"
    Range("B1").Select
    Selection.Copy
    Range("B17").Select
    Selection.PasteSpecial Paste:=xlPasteValues, Operation:=xlNone, SkipBlanks _
        :=False, Transpose:=False
    Application.CutCopyMode = False
    Range("A1").Select
    Selection.Copy
    Application.CutCopyMode = False
    Range("A1").Select
    ActiveCell.FormulaR1C1 = "=R[17]C"
    Range("B1").Select
    Selection.Copy
    Range("B18").Select
    Selection.PasteSpecial Paste:=xlPasteValues, Operation:=xlNone, SkipBlanks _
        :=False, Transpose:=False
    Application.CutCopyMode = False
    Range("A1").Select
    ActiveCell.FormulaR1C1 = "=R[18]C"
    Range("B1").Select
    Selection.Copy
    Range("B19").Select
    Selection.PasteSpecial Paste:=xlPasteValues, Operation:=xlNone, SkipBlanks _
        :=False, Transpose:=False
    Application.CutCopyMode = False
    Range("A1").Select
    ActiveCell.FormulaR1C1 = "=R[19]C"
    Range("B1").Select
    Selection.Copy
    Range("B20").Select
    Selection.PasteSpecial Paste:=xlPasteValues, Operation:=xlNone, SkipBlanks _
        :=False, Transpose:=False
    Application.CutCopyMode = False
    Range("A1").Select
    ActiveCell.FormulaR1C1 = "=R[20]C"
    Range("B1").Select
    Selection.Copy
    Range("B21").Select
    Selection.PasteSpecial Paste:=xlPasteValues, Operation:=xlNone, SkipBlanks _
        :=False, Transpose:=False
    Range("A1").Select
    Application.CutCopyMode = False
    ActiveCell.FormulaR1C1 = "=R[21]C"
    Range("B1").Select
    Selection.Copy
    Range("B22").Select
    Selection.PasteSpecial Paste:=xlPasteValues, Operation:=xlNone, SkipBlanks _
        :=False, Transpose:=False
    Application.CutCopyMode = False
    Range("A1").Select
    ActiveCell.FormulaR1C1 = "=R[22]C"
    Range("B1").Select
    Selection.Copy
    Range("B23").Select
    Selection.PasteSpecial Paste:=xlPasteValues, Operation:=xlNone, SkipBlanks _
        :=False, Transpose:=False
    Application.CutCopyMode = False
    Range("A1").Select
    ActiveCell.FormulaR1C1 = "=R[23]C"
    Range("B1").Select
    Selection.Copy
    Range("B24").Select
    Selection.PasteSpecial Paste:=xlPasteValues, Operation:=xlNone, SkipBlanks _
        :=False, Transpose:=False
    Application.CutCopyMode = False
    Range("A1").Select
    ActiveCell.FormulaR1C1 = "=R[24]C"
    Range("B1").Select
    Selection.Copy
    Range("B25").Select
    Selection.PasteSpecial Paste:=xlPasteValues, Operation:=xlNone, SkipBlanks _
        :=False, Transpose:=False
    Application.CutCopyMode = False
    Range("A1").Select
    ActiveCell.FormulaR1C1 = "=R[25]C"
    Range("B1").Select
    Selection.Copy
    Range("B26").Select
    Selection.PasteSpecial Paste:=xlPasteValues, Operation:=xlNone, SkipBlanks _
        :=False, Transpose:=False
    Application.CutCopyMode = False
    
    Sheets("Metric").Select
    Range("F10").Select
    ActiveCell.FormulaR1C1 = temp
    
    Sheets("Best Mass").Select
    Range("F2").Select
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16"/>
  <library:element library:name="Sheet2"/>
  <library:element library:name="Sheet3"/>
  <library:element library:name="Sheet4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math xmlns="http://www.w3.org/1998/Math/MathML" display="block">
  <semantics>
    <mrow>
      <mstyle mathsize="12pt">
        <mrow>
          <mi>N</mi>
          <mo stretchy="false">=</mo>
          <mfrac>
            <mrow>
              <mi>C</mi>
              <mstyle mathsize="8pt">
                <mi>d</mi>
              </mstyle>
              <mspace width="0.5em"/>
              <msup>
                <mi>D</mi>
                <mstyle mathsize="8pt">
                  <mn>2</mn>
                </mstyle>
              </msup>
              <mspace width="0.5em"/>
              <mi>V</mi>
              <mstyle mathsize="8pt">
                <msup>
                  <mtext>bo</mtext>
                  <mn>2</mn>
                </msup>
              </mstyle>
            </mrow>
            <mrow>
              <mtext>1000</mtext>
              <mspace width="0.5em"/>
              <mi>m</mi>
              <mstyle mathsize="8pt">
                <mi>r</mi>
              </mstyle>
            </mrow>
          </mfrac>
        </mrow>
      </mstyle>
      <mrow/>
    </mrow>
    <annotation encoding="StarMath 5.0"> size 12{N= {  {C size 8{d}`D rSup { size 8{2} } `V size 8{"bo" rSup {2} }}  over  {"1000"`m size 8{r}} } } {}</annotation>
  </semantics>
</math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style:style style:name="ch1" style:family="chart">
      <style:graphic-properties draw:stroke="solid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10">
      <style:chart-properties chart:display-label="true" chart:logarithmic="false" chart:minimum="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.25pt" style:font-size-asian="8.25pt" style:font-size-complex="8.25pt"/>
    </style:style>
    <style:style style:name="ch4" style:family="chart">
      <style:chart-properties style:rotation-angle="0"/>
      <style:text-properties fo:color="#000000" fo:font-family="Arial" fo:font-size="9.25pt" fo:font-weight="bold" style:font-size-asian="9.25pt" style:font-weight-asian="bold" style:font-size-complex="9.25pt" style:font-weight-complex="bold"/>
    </style:style>
    <style:style style:name="ch5" style:family="chart">
      <style:graphic-properties svg:stroke-color="#c0c0c0"/>
    </style:style>
    <style:style style:name="ch6" style:family="chart" style:data-style-name="N152">
      <style:chart-properties chart:display-label="true" chart:logarithmic="false" chart:minimum="0" chart:interval-minor-divisor="5" chart:reverse-direction="false" text:line-break="false" loext:try-staggering-first="false" chart:link-data-style-to-source="true" chart:axis-position="0" chart:tick-mark-position="at-axis"/>
      <style:text-properties fo:color="#0000ff" fo:font-family="Arial" fo:font-size="8.25pt" style:font-size-asian="8.25pt" style:font-size-complex="8.25pt"/>
    </style:style>
    <style:style style:name="ch7" style:family="chart">
      <style:chart-properties style:rotation-angle="90"/>
      <style:text-properties fo:color="#0000ff" fo:font-family="Arial" fo:font-size="9.25pt" fo:font-weight="bold" style:font-size-asian="9.25pt" style:font-weight-asian="bold" style:font-size-complex="9.25pt" style:font-weight-complex="bold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452cm" svg:height="9.038cm" xlink:href=".." xlink:type="simple" chart:class="chart:scatter" chart:style-name="ch1">
        <chart:plot-area chart:style-name="ch2" table:cell-range-address="'Best Mass'.A3:'Best Mass'.B26" chart:data-source-has-labels="row" svg:x="0.367cm" svg:y="0.827cm" svg:width="15.813cm" svg:height="7.803cm">
          <chart:coordinate-region svg:x="1.491cm" svg:y="0.987cm" svg:width="14.251cm" svg:height="7.075cm"/>
          <chart:axis chart:dimension="x" chart:name="primary-x" chart:style-name="ch3">
            <chart:title svg:x="8.075cm" svg:y="8.312cm" chart:style-name="ch4">
              <text:p>Mass (kg)</text:p>
            </chart:title>
            <chart:grid chart:style-name="ch5" chart:class="major"/>
          </chart:axis>
          <chart:axis chart:dimension="y" chart:name="primary-y" chart:style-name="ch6">
            <chart:title svg:x="0.132cm" svg:y="3.307cm" chart:style-name="ch7">
              <text:p>Altitude (metres)</text:p>
            </chart:title>
            <chart:grid chart:style-name="ch5" chart:class="major"/>
          </chart:axis>
          <chart:series chart:style-name="ch8" chart:values-cell-range-address="'Best Mass'.B3:'Best Mass'.B26" loext:label-string="&quot;ALTURA&quot;" chart:class="chart:scatter">
            <chart:domain table:cell-range-address="'Best Mass'.A3:'Best Mass'.A26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TU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Best Mass'.A3:'Best Mass'.A26</svg:desc>
                </draw:g>
              </table:table-cell>
              <table:table-cell office:value-type="float" office:value="1380.39970608451">
                <text:p>1380.39970608451</text:p>
                <draw:g>
                  <svg:desc>'Best Mass'.B3:'Best Mass'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0434782608696">
                <text:p>3.30434782608696</text:p>
              </table:table-cell>
              <table:table-cell office:value-type="float" office:value="1486.33708122274">
                <text:p>1486.33708122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0869565217391">
                <text:p>3.60869565217391</text:p>
              </table:table-cell>
              <table:table-cell office:value-type="float" office:value="1580.93056554505">
                <text:p>1580.93056554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1304347826087">
                <text:p>3.91304347826087</text:p>
              </table:table-cell>
              <table:table-cell office:value-type="float" office:value="1663.35186677886">
                <text:p>1663.35186677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1733.05747596316">
                <text:p>1733.05747596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2173913043478">
                <text:p>4.52173913043478</text:p>
              </table:table-cell>
              <table:table-cell office:value-type="float" office:value="1789.80857733913">
                <text:p>1789.80857733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2608695652174">
                <text:p>4.82608695652174</text:p>
              </table:table-cell>
              <table:table-cell office:value-type="float" office:value="1833.67092860858">
                <text:p>1833.67092860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304347826087">
                <text:p>5.1304347826087</text:p>
              </table:table-cell>
              <table:table-cell office:value-type="float" office:value="1864.99593461292">
                <text:p>1864.99593461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1884.38611772481">
                <text:p>1884.38611772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3913043478261">
                <text:p>5.73913043478261</text:p>
              </table:table-cell>
              <table:table-cell office:value-type="float" office:value="1892.64951192014">
                <text:p>1892.64951192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04347826086957">
                <text:p>6.04347826086957</text:p>
              </table:table-cell>
              <table:table-cell office:value-type="float" office:value="1890.74804213054">
                <text:p>1890.74804213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4782608695653">
                <text:p>6.34782608695653</text:p>
              </table:table-cell>
              <table:table-cell office:value-type="float" office:value="1879.7447404301">
                <text:p>1879.7447404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5217391304348">
                <text:p>6.65217391304348</text:p>
              </table:table-cell>
              <table:table-cell office:value-type="float" office:value="1860.75387353655">
                <text:p>1860.75387353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5652173913044">
                <text:p>6.95652173913044</text:p>
              </table:table-cell>
              <table:table-cell office:value-type="float" office:value="1834.89695404576">
                <text:p>1834.89695404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608695652174">
                <text:p>7.2608695652174</text:p>
              </table:table-cell>
              <table:table-cell office:value-type="float" office:value="1803.26641956701">
                <text:p>1803.26641956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6521739130435">
                <text:p>7.56521739130435</text:p>
              </table:table-cell>
              <table:table-cell office:value-type="float" office:value="1766.89767735589">
                <text:p>1766.89767735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6956521739131">
                <text:p>7.86956521739131</text:p>
              </table:table-cell>
              <table:table-cell office:value-type="float" office:value="1726.74934296071">
                <text:p>1726.74934296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7391304347827">
                <text:p>8.17391304347827</text:p>
              </table:table-cell>
              <table:table-cell office:value-type="float" office:value="1683.6908953738">
                <text:p>1683.6908953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7826086956522">
                <text:p>8.47826086956522</text:p>
              </table:table-cell>
              <table:table-cell office:value-type="float" office:value="1638.49661955497">
                <text:p>1638.49661955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78260869565218">
                <text:p>8.78260869565218</text:p>
              </table:table-cell>
              <table:table-cell office:value-type="float" office:value="1591.84456807174">
                <text:p>1591.84456807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8695652173914">
                <text:p>9.08695652173914</text:p>
              </table:table-cell>
              <table:table-cell office:value-type="float" office:value="1544.31929108814">
                <text:p>1544.31929108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3913043478261">
                <text:p>9.3913043478261</text:p>
              </table:table-cell>
              <table:table-cell office:value-type="float" office:value="1496.41720224248">
                <text:p>1496.41720224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69565217391305">
                <text:p>9.69565217391305</text:p>
              </table:table-cell>
              <table:table-cell office:value-type="float" office:value="1448.55361965651">
                <text:p>1448.55361965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401.0707107245">
                <text:p>1401.0707107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